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031790" table:style-name="ce5">
            <text:p>7.031.790</text:p>
          </table:table-cell>
          <table:table-cell office:value-type="float" office:value="1193300" table:style-name="ce5">
            <text:p>1.193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0556340" table:style-name="ce6">
            <text:p>10.556.340</text:p>
          </table:table-cell>
          <table:table-cell office:value-type="float" office:value="10242631" table:style-name="ce6">
            <text:p>10.242.631</text:p>
          </table:table-cell>
          <table:table-cell office:value-type="percentage" office:value="0.97028240848627456" table:style-name="ce7">
            <text:p>97,0%</text:p>
          </table:table-cell>
          <table:table-cell office:value-type="float" office:value="5799016" table:style-name="ce5">
            <text:p>5.799.016</text:p>
          </table:table-cell>
          <table:table-cell office:value-type="float" office:value="4725762" table:style-name="ce5">
            <text:p>4.725.762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13605" table:style-name="ce5">
            <text:p>1.213.605</text:p>
          </table:table-cell>
          <table:table-cell office:value-type="float" office:value="168100" table:style-name="ce5">
            <text:p>168.1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32105" table:style-name="ce6">
            <text:p>1.732.105</text:p>
          </table:table-cell>
          <table:table-cell office:value-type="float" office:value="1647228" table:style-name="ce6">
            <text:p>1.647.228</text:p>
          </table:table-cell>
          <table:table-cell office:value-type="percentage" office:value="0.95099777438434741" table:style-name="ce7">
            <text:p>95,1%</text:p>
          </table:table-cell>
          <table:table-cell office:value-type="float" office:value="932805" table:style-name="ce5">
            <text:p>932.805</text:p>
          </table:table-cell>
          <table:table-cell office:value-type="float" office:value="805709" table:style-name="ce5">
            <text:p>805.709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11785" table:style-name="ce5">
            <text:p>1.011.785</text:p>
          </table:table-cell>
          <table:table-cell office:value-type="float" office:value="139600" table:style-name="ce5">
            <text:p>139.6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36985" table:style-name="ce6">
            <text:p>1.436.985</text:p>
          </table:table-cell>
          <table:table-cell office:value-type="float" office:value="1415818" table:style-name="ce6">
            <text:p>1.415.818</text:p>
          </table:table-cell>
          <table:table-cell office:value-type="percentage" office:value="0.98526985319958105" table:style-name="ce7">
            <text:p>98,5%</text:p>
          </table:table-cell>
          <table:table-cell office:value-type="float" office:value="777694" table:style-name="ce5">
            <text:p>777.694</text:p>
          </table:table-cell>
          <table:table-cell office:value-type="float" office:value="687458" table:style-name="ce5">
            <text:p>687.458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52740" table:style-name="ce5">
            <text:p>952.740</text:p>
          </table:table-cell>
          <table:table-cell office:value-type="float" office:value="279300" table:style-name="ce5">
            <text:p>279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50840" table:style-name="ce6">
            <text:p>1.550.840</text:p>
          </table:table-cell>
          <table:table-cell office:value-type="float" office:value="1345722" table:style-name="ce6">
            <text:p>1.345.722</text:p>
          </table:table-cell>
          <table:table-cell office:value-type="percentage" office:value="0.86773748420210983" table:style-name="ce7">
            <text:p>86,8%</text:p>
          </table:table-cell>
          <table:table-cell office:value-type="float" office:value="765878" table:style-name="ce5">
            <text:p>765.878</text:p>
          </table:table-cell>
          <table:table-cell office:value-type="float" office:value="655147" table:style-name="ce5">
            <text:p>655.147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776030" table:style-name="ce5">
            <text:p>1.776.030</text:p>
          </table:table-cell>
          <table:table-cell office:value-type="float" office:value="336900" table:style-name="ce5">
            <text:p>336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750280" table:style-name="ce6">
            <text:p>2.750.280</text:p>
          </table:table-cell>
          <table:table-cell office:value-type="float" office:value="2565230" table:style-name="ce6">
            <text:p>2.565.230</text:p>
          </table:table-cell>
          <table:table-cell office:value-type="percentage" office:value="0.9327159416495775" table:style-name="ce7">
            <text:p>93,3%</text:p>
          </table:table-cell>
          <table:table-cell office:value-type="float" office:value="1487018" table:style-name="ce5">
            <text:p>1.487.018</text:p>
          </table:table-cell>
          <table:table-cell office:value-type="float" office:value="1212024" table:style-name="ce5">
            <text:p>1.212.024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35425" table:style-name="ce5">
            <text:p>535.425</text:p>
          </table:table-cell>
          <table:table-cell office:value-type="float" office:value="74900" table:style-name="ce5">
            <text:p>74.9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65475" table:style-name="ce6">
            <text:p>765.475</text:p>
          </table:table-cell>
          <table:table-cell office:value-type="float" office:value="712797" table:style-name="ce6">
            <text:p>712.797</text:p>
          </table:table-cell>
          <table:table-cell office:value-type="percentage" office:value="0.93118259903981193" table:style-name="ce7">
            <text:p>93,1%</text:p>
          </table:table-cell>
          <table:table-cell office:value-type="float" office:value="394651" table:style-name="ce5">
            <text:p>394.651</text:p>
          </table:table-cell>
          <table:table-cell office:value-type="float" office:value="339040" table:style-name="ce5">
            <text:p>339.040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371305" table:style-name="ce5">
            <text:p>2.371.305</text:p>
          </table:table-cell>
          <table:table-cell office:value-type="float" office:value="336200" table:style-name="ce5">
            <text:p>336.2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334755" table:style-name="ce6">
            <text:p>3.334.755</text:p>
          </table:table-cell>
          <table:table-cell office:value-type="float" office:value="3084849" table:style-name="ce6">
            <text:p>3.084.849</text:p>
          </table:table-cell>
          <table:table-cell office:value-type="percentage" office:value="0.92506016184097484" table:style-name="ce7">
            <text:p>92,5%</text:p>
          </table:table-cell>
          <table:table-cell office:value-type="float" office:value="1733514" table:style-name="ce5">
            <text:p>1.733.514</text:p>
          </table:table-cell>
          <table:table-cell office:value-type="float" office:value="1499115" table:style-name="ce5">
            <text:p>1.499.115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89965" table:style-name="ce5">
            <text:p>1.789.965</text:p>
          </table:table-cell>
          <table:table-cell office:value-type="float" office:value="267100" table:style-name="ce5">
            <text:p>267.1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619340" table:style-name="ce6">
            <text:p>2.619.340</text:p>
          </table:table-cell>
          <table:table-cell office:value-type="float" office:value="2465218" table:style-name="ce6">
            <text:p>2.465.218</text:p>
          </table:table-cell>
          <table:table-cell office:value-type="percentage" office:value="0.94115998686692071" table:style-name="ce7">
            <text:p>94,1%</text:p>
          </table:table-cell>
          <table:table-cell office:value-type="float" office:value="1394987" table:style-name="ce5">
            <text:p>1.394.987</text:p>
          </table:table-cell>
          <table:table-cell office:value-type="float" office:value="1144362" table:style-name="ce5">
            <text:p>1.144.362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608780" table:style-name="ce5">
            <text:p>6.608.780</text:p>
          </table:table-cell>
          <table:table-cell office:value-type="float" office:value="966900" table:style-name="ce5">
            <text:p>966.9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9713280" table:style-name="ce6">
            <text:p>9.713.280</text:p>
          </table:table-cell>
          <table:table-cell office:value-type="float" office:value="9089329" table:style-name="ce6">
            <text:p>9.089.329</text:p>
          </table:table-cell>
          <table:table-cell office:value-type="percentage" office:value="0.93576309959148707" table:style-name="ce7">
            <text:p>93,6%</text:p>
          </table:table-cell>
          <table:table-cell office:value-type="float" office:value="5085670" table:style-name="ce5">
            <text:p>5.085.670</text:p>
          </table:table-cell>
          <table:table-cell office:value-type="float" office:value="4485211" table:style-name="ce5">
            <text:p>4.485.211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226230" table:style-name="ce5">
            <text:p>4.226.230</text:p>
          </table:table-cell>
          <table:table-cell office:value-type="float" office:value="670900" table:style-name="ce5">
            <text:p>670.9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214180" table:style-name="ce6">
            <text:p>6.214.180</text:p>
          </table:table-cell>
          <table:table-cell office:value-type="float" office:value="5789802" table:style-name="ce6">
            <text:p>5.789.802</text:p>
          </table:table-cell>
          <table:table-cell office:value-type="percentage" office:value="0.93170812560949312" table:style-name="ce7">
            <text:p>93,2%</text:p>
          </table:table-cell>
          <table:table-cell office:value-type="float" office:value="3298341" table:style-name="ce5">
            <text:p>3.298.341</text:p>
          </table:table-cell>
          <table:table-cell office:value-type="float" office:value="2694406" table:style-name="ce5">
            <text:p>2.694.406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75275" table:style-name="ce5">
            <text:p>975.275</text:p>
          </table:table-cell>
          <table:table-cell office:value-type="float" office:value="135700" table:style-name="ce5">
            <text:p>135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390725" table:style-name="ce6">
            <text:p>1.390.725</text:p>
          </table:table-cell>
          <table:table-cell office:value-type="float" office:value="1377708" table:style-name="ce6">
            <text:p>1.377.708</text:p>
          </table:table-cell>
          <table:table-cell office:value-type="percentage" office:value="0.99064013374319149" table:style-name="ce7">
            <text:p>99,1%</text:p>
          </table:table-cell>
          <table:table-cell office:value-type="float" office:value="765196" table:style-name="ce5">
            <text:p>765.196</text:p>
          </table:table-cell>
          <table:table-cell office:value-type="float" office:value="679793" table:style-name="ce5">
            <text:p>679.793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586985" table:style-name="ce5">
            <text:p>2.586.985</text:p>
          </table:table-cell>
          <table:table-cell office:value-type="float" office:value="358600" table:style-name="ce5">
            <text:p>358.6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672785" table:style-name="ce6">
            <text:p>3.672.785</text:p>
          </table:table-cell>
          <table:table-cell office:value-type="float" office:value="3523521" table:style-name="ce6">
            <text:p>3.523.521</text:p>
          </table:table-cell>
          <table:table-cell office:value-type="percentage" office:value="0.95935945066209971" table:style-name="ce7">
            <text:p>95,9%</text:p>
          </table:table-cell>
          <table:table-cell office:value-type="float" office:value="1927716" table:style-name="ce5">
            <text:p>1.927.716</text:p>
          </table:table-cell>
          <table:table-cell office:value-type="float" office:value="1748125" table:style-name="ce5">
            <text:p>1.748.125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89055" table:style-name="ce5">
            <text:p>289.055</text:p>
          </table:table-cell>
          <table:table-cell office:value-type="float" office:value="40500" table:style-name="ce5">
            <text:p>40.5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06155" table:style-name="ce6">
            <text:p>406.155</text:p>
          </table:table-cell>
          <table:table-cell office:value-type="float" office:value="369960" table:style-name="ce6">
            <text:p>369.960</text:p>
          </table:table-cell>
          <table:table-cell office:value-type="percentage" office:value="0.91088377589836389" table:style-name="ce7">
            <text:p>91,1%</text:p>
          </table:table-cell>
          <table:table-cell office:value-type="float" office:value="214959" table:style-name="ce5">
            <text:p>214.959</text:p>
          </table:table-cell>
          <table:table-cell office:value-type="float" office:value="179883" table:style-name="ce5">
            <text:p>179.883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672085" table:style-name="ce5">
            <text:p>5.672.085</text:p>
          </table:table-cell>
          <table:table-cell office:value-type="float" office:value="983300" table:style-name="ce5">
            <text:p>983.3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346235" table:style-name="ce6">
            <text:p>8.346.235</text:p>
          </table:table-cell>
          <table:table-cell office:value-type="float" office:value="7886335" table:style-name="ce6">
            <text:p>7.886.335</text:p>
          </table:table-cell>
          <table:table-cell office:value-type="percentage" office:value="0.94489730998468169" table:style-name="ce7">
            <text:p>94,5%</text:p>
          </table:table-cell>
          <table:table-cell office:value-type="float" office:value="4615939" table:style-name="ce5">
            <text:p>4.615.939</text:p>
          </table:table-cell>
          <table:table-cell office:value-type="float" office:value="3839926" table:style-name="ce5">
            <text:p>3.839.926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59645" table:style-name="ce5">
            <text:p>1.259.645</text:p>
          </table:table-cell>
          <table:table-cell office:value-type="float" office:value="229800" table:style-name="ce5">
            <text:p>229.8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837445" table:style-name="ce6">
            <text:p>1.837.445</text:p>
          </table:table-cell>
          <table:table-cell office:value-type="float" office:value="1718079" table:style-name="ce6">
            <text:p>1.718.079</text:p>
          </table:table-cell>
          <table:table-cell office:value-type="percentage" office:value="0.93503696709289252" table:style-name="ce7">
            <text:p>93,5%</text:p>
          </table:table-cell>
          <table:table-cell office:value-type="float" office:value="998561" table:style-name="ce5">
            <text:p>998.561</text:p>
          </table:table-cell>
          <table:table-cell office:value-type="float" office:value="782193" table:style-name="ce5">
            <text:p>782.193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74035" table:style-name="ce5">
            <text:p>574.035</text:p>
          </table:table-cell>
          <table:table-cell office:value-type="float" office:value="89900" table:style-name="ce5">
            <text:p>89.9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42385" table:style-name="ce6">
            <text:p>842.385</text:p>
          </table:table-cell>
          <table:table-cell office:value-type="float" office:value="803355" table:style-name="ce6">
            <text:p>803.355</text:p>
          </table:table-cell>
          <table:table-cell office:value-type="percentage" office:value="0.95366726615502417" table:style-name="ce7">
            <text:p>95,4%</text:p>
          </table:table-cell>
          <table:table-cell office:value-type="float" office:value="450740" table:style-name="ce5">
            <text:p>450.740</text:p>
          </table:table-cell>
          <table:table-cell office:value-type="float" office:value="398011" table:style-name="ce5">
            <text:p>398.011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97010" table:style-name="ce5">
            <text:p>1.997.010</text:p>
          </table:table-cell>
          <table:table-cell office:value-type="float" office:value="280200" table:style-name="ce5">
            <text:p>280.2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2937660" table:style-name="ce6">
            <text:p>2.937.660</text:p>
          </table:table-cell>
          <table:table-cell office:value-type="float" office:value="2755034" table:style-name="ce6">
            <text:p>2.755.034</text:p>
          </table:table-cell>
          <table:table-cell office:value-type="percentage" office:value="0.93783283293505715" table:style-name="ce7">
            <text:p>93,8%</text:p>
          </table:table-cell>
          <table:table-cell office:value-type="float" office:value="1516168" table:style-name="ce5">
            <text:p>1.516.168</text:p>
          </table:table-cell>
          <table:table-cell office:value-type="float" office:value="1390465" table:style-name="ce5">
            <text:p>1.390.465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2180" table:style-name="ce5">
            <text:p>72.180</text:p>
          </table:table-cell>
          <table:table-cell office:value-type="float" office:value="15600" table:style-name="ce5">
            <text:p>15.6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0030" table:style-name="ce6">
            <text:p>110.030</text:p>
          </table:table-cell>
          <table:table-cell office:value-type="float" office:value="93066" table:style-name="ce6">
            <text:p>93.066</text:p>
          </table:table-cell>
          <table:table-cell office:value-type="percentage" office:value="0.84582386621830408" table:style-name="ce7">
            <text:p>84,6%</text:p>
          </table:table-cell>
          <table:table-cell office:value-type="float" office:value="51999" table:style-name="ce5">
            <text:p>51.999</text:p>
          </table:table-cell>
          <table:table-cell office:value-type="float" office:value="46642" table:style-name="ce5">
            <text:p>46.642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2180" table:style-name="ce5">
            <text:p>72.180</text:p>
          </table:table-cell>
          <table:table-cell office:value-type="float" office:value="15400" table:style-name="ce5">
            <text:p>15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08430" table:style-name="ce6">
            <text:p>108.430</text:p>
          </table:table-cell>
          <table:table-cell office:value-type="float" office:value="85109" table:style-name="ce6">
            <text:p>85.109</text:p>
          </table:table-cell>
          <table:table-cell office:value-type="percentage" office:value="0.78492114728396201" table:style-name="ce7">
            <text:p>78,5%</text:p>
          </table:table-cell>
          <table:table-cell office:value-type="float" office:value="48723" table:style-name="ce5">
            <text:p>48.723</text:p>
          </table:table-cell>
          <table:table-cell office:value-type="float" office:value="43626" table:style-name="ce5">
            <text:p>43.626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6893" table:style-name="ce6">
            <text:p>166.893</text:p>
          </table:table-cell>
          <table:table-cell office:value-type="percentage" office:value="0.78145134102487268" table:style-name="ce7">
            <text:p>78,1%</text:p>
          </table:table-cell>
          <table:table-cell office:value-type="float" office:value="90076" table:style-name="ce5">
            <text:p>90.076</text:p>
          </table:table-cell>
          <table:table-cell office:value-type="float" office:value="77978" table:style-name="ce5">
            <text:p>77.978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070" table:style-name="ce6">
            <text:p>4.070</text:p>
          </table:table-cell>
          <table:table-cell office:value-type="percentage" office:value="0.59071117561683595" table:style-name="ce7">
            <text:p>59,1%</text:p>
          </table:table-cell>
          <table:table-cell office:value-type="float" office:value="3167" table:style-name="ce5">
            <text:p>3.167</text:p>
          </table:table-cell>
          <table:table-cell office:value-type="float" office:value="2627" table:style-name="ce5">
            <text:p>2.627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1065473" table:style-name="ce11">
            <text:p>41.065.473</text:p>
          </table:table-cell>
          <table:table-cell office:value-type="float" office:value="6644680" table:style-name="ce12">
            <text:p>6.644.680</text:p>
          </table:table-cell>
          <table:table-cell office:value-type="float" office:value="10187400" table:style-name="ce13">
            <text:p>10.187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0545888" table:style-name="ce15">
            <text:p>60.545.888</text:p>
          </table:table-cell>
          <table:table-cell office:value-type="float" office:value="57141754" table:style-name="ce15">
            <text:p>57.141.754</text:p>
          </table:table-cell>
          <table:table-cell office:value-type="percentage" office:value="0.9437759670813648" table:style-name="ce16">
            <text:p>94,4%</text:p>
          </table:table-cell>
          <table:table-cell office:value-type="float" office:value="32352818" table:style-name="ce15">
            <text:p>32.352.818</text:p>
          </table:table-cell>
          <table:table-cell office:value-type="float" office:value="27437503" table:style-name="ce15">
            <text:p>27.437.50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40910" table:style-name="ce23">
            <text:p>4.340.910</text:p>
          </table:table-cell>
          <table:table-cell office:value-type="percentage" office:value="0.9375253094966739" table:style-name="ce24">
            <text:p>93,8%</text:p>
          </table:table-cell>
          <table:table-cell office:value-type="float" office:value="4102083" table:style-name="ce23">
            <text:p>4.102.083</text:p>
          </table:table-cell>
          <table:table-cell office:value-type="percentage" office:value="0.88594479824646089" table:style-name="ce24">
            <text:p>88,6%</text:p>
          </table:table-cell>
          <table:table-cell office:value-type="date" office:date-value="2021-08-02T00:00:00" table:style-name="ce25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6906" table:style-name="ce5">
            <text:p>726.906</text:p>
          </table:table-cell>
          <table:table-cell office:value-type="percentage" office:value="0.92324516281444569" table:style-name="ce26">
            <text:p>92,3%</text:p>
          </table:table-cell>
          <table:table-cell office:value-type="float" office:value="698034" table:style-name="ce5">
            <text:p>698.034</text:p>
          </table:table-cell>
          <table:table-cell office:value-type="percentage" office:value="0.8865747620462876" table:style-name="ce26">
            <text:p>88,7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9467" table:style-name="ce5">
            <text:p>639.467</text:p>
          </table:table-cell>
          <table:table-cell office:value-type="percentage" office:value="0.94544661536300667" table:style-name="ce26">
            <text:p>94,5%</text:p>
          </table:table-cell>
          <table:table-cell office:value-type="float" office:value="624412" table:style-name="ce5">
            <text:p>624.412</text:p>
          </table:table-cell>
          <table:table-cell office:value-type="percentage" office:value="0.92318792368026137" table:style-name="ce26">
            <text:p>92,3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3267" table:style-name="ce5">
            <text:p>533.267</text:p>
          </table:table-cell>
          <table:table-cell office:value-type="percentage" office:value="0.86113865303314607" table:style-name="ce26">
            <text:p>86,1%</text:p>
          </table:table-cell>
          <table:table-cell office:value-type="float" office:value="514618" table:style-name="ce5">
            <text:p>514.618</text:p>
          </table:table-cell>
          <table:table-cell office:value-type="percentage" office:value="0.83102357983263841" table:style-name="ce26">
            <text:p>83,1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7388" table:style-name="ce5">
            <text:p>1.067.388</text:p>
          </table:table-cell>
          <table:table-cell office:value-type="percentage" office:value="0.87613262797598279" table:style-name="ce26">
            <text:p>87,6%</text:p>
          </table:table-cell>
          <table:table-cell office:value-type="float" office:value="1014171" table:style-name="ce5">
            <text:p>1.014.171</text:p>
          </table:table-cell>
          <table:table-cell office:value-type="percentage" office:value="0.83245108943236246" table:style-name="ce26">
            <text:p>83,2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7476" table:style-name="ce5">
            <text:p>337.476</text:p>
          </table:table-cell>
          <table:table-cell office:value-type="percentage" office:value="0.93955777786439343" table:style-name="ce26">
            <text:p>94,0%</text:p>
          </table:table-cell>
          <table:table-cell office:value-type="float" office:value="320638" table:style-name="ce5">
            <text:p>320.638</text:p>
          </table:table-cell>
          <table:table-cell office:value-type="percentage" office:value="0.89267955878013061" table:style-name="ce26">
            <text:p>89,3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5106" table:style-name="ce5">
            <text:p>1.445.106</text:p>
          </table:table-cell>
          <table:table-cell office:value-type="percentage" office:value="0.94320556718068138" table:style-name="ce26">
            <text:p>94,3%</text:p>
          </table:table-cell>
          <table:table-cell office:value-type="float" office:value="1400023" table:style-name="ce5">
            <text:p>1.400.023</text:p>
          </table:table-cell>
          <table:table-cell office:value-type="percentage" office:value="0.91378036474902125" table:style-name="ce26">
            <text:p>91,4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6620" table:style-name="ce5">
            <text:p>1.066.620</text:p>
          </table:table-cell>
          <table:table-cell office:value-type="percentage" office:value="0.92683316794430415" table:style-name="ce26">
            <text:p>92,7%</text:p>
          </table:table-cell>
          <table:table-cell office:value-type="float" office:value="979356" table:style-name="ce5">
            <text:p>979.356</text:p>
          </table:table-cell>
          <table:table-cell office:value-type="percentage" office:value="0.85100562901995269" table:style-name="ce26">
            <text:p>85,1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64120" table:style-name="ce5">
            <text:p>3.864.120</text:p>
          </table:table-cell>
          <table:table-cell office:value-type="percentage" office:value="0.89269365410165447" table:style-name="ce26">
            <text:p>89,3%</text:p>
          </table:table-cell>
          <table:table-cell office:value-type="float" office:value="3720100" table:style-name="ce5">
            <text:p>3.720.100</text:p>
          </table:table-cell>
          <table:table-cell office:value-type="percentage" office:value="0.85942198032762041" table:style-name="ce26">
            <text:p>85,9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7870" table:style-name="ce5">
            <text:p>2.697.870</text:p>
          </table:table-cell>
          <table:table-cell office:value-type="percentage" office:value="0.93060710034311322" table:style-name="ce26">
            <text:p>93,1%</text:p>
          </table:table-cell>
          <table:table-cell office:value-type="float" office:value="2536879" table:style-name="ce5">
            <text:p>2.536.879</text:p>
          </table:table-cell>
          <table:table-cell office:value-type="percentage" office:value="0.87507463669907626" table:style-name="ce26">
            <text:p>87,5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5945" table:style-name="ce5">
            <text:p>605.945</text:p>
          </table:table-cell>
          <table:table-cell office:value-type="percentage" office:value="0.9743635509931049" table:style-name="ce26">
            <text:p>97,4%</text:p>
          </table:table-cell>
          <table:table-cell office:value-type="float" office:value="591876" table:style-name="ce5">
            <text:p>591.876</text:p>
          </table:table-cell>
          <table:table-cell office:value-type="percentage" office:value="0.95174050632911389" table:style-name="ce26">
            <text:p>95,2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3128" table:style-name="ce5">
            <text:p>1.643.128</text:p>
          </table:table-cell>
          <table:table-cell office:value-type="percentage" office:value="0.95525088352370002" table:style-name="ce26">
            <text:p>95,5%</text:p>
          </table:table-cell>
          <table:table-cell office:value-type="float" office:value="1615742" table:style-name="ce5">
            <text:p>1.615.742</text:p>
          </table:table-cell>
          <table:table-cell office:value-type="percentage" office:value="0.93932972540565929" table:style-name="ce26">
            <text:p>93,9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7651" table:style-name="ce5">
            <text:p>177.651</text:p>
          </table:table-cell>
          <table:table-cell office:value-type="percentage" office:value="0.9416413567191948" table:style-name="ce26">
            <text:p>94,2%</text:p>
          </table:table-cell>
          <table:table-cell office:value-type="float" office:value="165631" table:style-name="ce5">
            <text:p>165.631</text:p>
          </table:table-cell>
          <table:table-cell office:value-type="percentage" office:value="0.87792919575322936" table:style-name="ce26">
            <text:p>87,8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38789" table:style-name="ce5">
            <text:p>3.438.789</text:p>
          </table:table-cell>
          <table:table-cell office:value-type="percentage" office:value="0.92136415274309535" table:style-name="ce26">
            <text:p>92,1%</text:p>
          </table:table-cell>
          <table:table-cell office:value-type="float" office:value="3292492" table:style-name="ce5">
            <text:p>3.292.492</text:p>
          </table:table-cell>
          <table:table-cell office:value-type="percentage" office:value="0.88216639694771026" table:style-name="ce26">
            <text:p>88,2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7590" table:style-name="ce5">
            <text:p>737.590</text:p>
          </table:table-cell>
          <table:table-cell office:value-type="percentage" office:value="0.93722680789639534" table:style-name="ce26">
            <text:p>93,7%</text:p>
          </table:table-cell>
          <table:table-cell office:value-type="float" office:value="679190" table:style-name="ce5">
            <text:p>679.190</text:p>
          </table:table-cell>
          <table:table-cell office:value-type="percentage" office:value="0.86302020859170103" table:style-name="ce26">
            <text:p>86,3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8181" table:style-name="ce5">
            <text:p>348.181</text:p>
          </table:table-cell>
          <table:table-cell office:value-type="percentage" office:value="0.92725127697084941" table:style-name="ce26">
            <text:p>92,7%</text:p>
          </table:table-cell>
          <table:table-cell office:value-type="float" office:value="340242" table:style-name="ce5">
            <text:p>340.242</text:p>
          </table:table-cell>
          <table:table-cell office:value-type="percentage" office:value="0.90610868766278385" table:style-name="ce26">
            <text:p>90,6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1974" table:style-name="ce5">
            <text:p>1.261.974</text:p>
          </table:table-cell>
          <table:table-cell office:value-type="percentage" office:value="0.93254363536940421" table:style-name="ce26">
            <text:p>93,3%</text:p>
          </table:table-cell>
          <table:table-cell office:value-type="float" office:value="1239383" table:style-name="ce5">
            <text:p>1.239.383</text:p>
          </table:table-cell>
          <table:table-cell office:value-type="percentage" office:value="0.91584987363847303" table:style-name="ce26">
            <text:p>91,6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742" table:style-name="ce5">
            <text:p>33.742</text:p>
          </table:table-cell>
          <table:table-cell office:value-type="percentage" office:value="0.86566781261224279" table:style-name="ce26">
            <text:p>86,6%</text:p>
          </table:table-cell>
          <table:table-cell office:value-type="float" office:value="32544" table:style-name="ce5">
            <text:p>32.544</text:p>
          </table:table-cell>
          <table:table-cell office:value-type="percentage" office:value="0.83493252604033041" table:style-name="ce26">
            <text:p>83,5%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866" table:style-name="ce5">
            <text:p>30.866</text:p>
          </table:table-cell>
          <table:table-cell office:value-type="percentage" office:value="0.82917394224311614" table:style-name="ce26">
            <text:p>82,9%</text:p>
          </table:table-cell>
          <table:table-cell office:value-type="float" office:value="29961" table:style-name="ce5">
            <text:p>29.961</text:p>
          </table:table-cell>
          <table:table-cell office:value-type="percentage" office:value="0.80486232370718602" table:style-name="ce26">
            <text:p>80,5%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568" table:style-name="ce5">
            <text:p>34.568</text:p>
          </table:table-cell>
          <table:table-cell office:value-type="string" table:style-name="ce26">
            <text:p>-</text:p>
          </table:table-cell>
          <table:table-cell office:value-type="float" office:value="31236" table:style-name="ce5">
            <text:p>31.236</text:p>
          </table:table-cell>
          <table:table-cell office:value-type="string" table:style-name="ce26">
            <text:p>-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387" table:style-name="ce5">
            <text:p>1.387</text:p>
          </table:table-cell>
          <table:table-cell office:value-type="string" table:style-name="ce26">
            <text:p>-</text:p>
          </table:table-cell>
          <table:table-cell office:value-type="float" office:value="1246" table:style-name="ce5">
            <text:p>1.246</text:p>
          </table:table-cell>
          <table:table-cell office:value-type="string" table:style-name="ce26">
            <text:p>-</text:p>
          </table:table-cell>
          <table:table-cell office:value-type="date" office:date-value="2021-08-02T00:00:00" table:style-name="ce8">
            <text:p>0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032951" table:style-name="ce15">
            <text:p>25.032.951</text:p>
          </table:table-cell>
          <table:table-cell office:value-type="percentage" office:value="0.92522399201836125" table:style-name="ce16">
            <text:p>92,5%</text:p>
          </table:table-cell>
          <table:table-cell office:value-type="float" office:value="23929857" table:style-name="ce15">
            <text:p>23.929.857</text:p>
          </table:table-cell>
          <table:table-cell office:value-type="percentage" office:value="0.88445336796163287" table:style-name="ce16">
            <text:p>88,4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603" table:style-name="ce35">
            <text:p>432.603</text:p>
          </table:table-cell>
          <table:table-cell office:value-type="percentage" office:value="1" table:style-name="ce36">
            <text:p>100,0%</text:p>
          </table:table-cell>
          <table:table-cell office:value-type="float" office:value="650402" table:style-name="ce35">
            <text:p>650.402</text:p>
          </table:table-cell>
          <table:table-cell office:value-type="percentage" office:value="1" table:style-name="ce36">
            <text:p>100,0%</text:p>
          </table:table-cell>
          <table:table-cell office:value-type="float" office:value="908194" table:style-name="ce35">
            <text:p>908.194</text:p>
          </table:table-cell>
          <table:table-cell office:value-type="percentage" office:value="0.99131907870680147" table:style-name="ce36">
            <text:p>99,1%</text:p>
          </table:table-cell>
          <table:table-cell office:value-type="float" office:value="1174807" table:style-name="ce35">
            <text:p>1.174.807</text:p>
          </table:table-cell>
          <table:table-cell office:value-type="percentage" office:value="0.92868576885284904" table:style-name="ce36">
            <text:p>92,9%</text:p>
          </table:table-cell>
          <table:table-cell office:value-type="float" office:value="1174904" table:style-name="ce35">
            <text:p>1.174.904</text:p>
          </table:table-cell>
          <table:table-cell office:value-type="percentage" office:value="0.8482363184546543" table:style-name="ce36">
            <text:p>84,8%</text:p>
          </table:table-cell>
          <table:table-cell office:value-type="float" office:value="807228" table:style-name="ce35">
            <text:p>807.228</text:p>
          </table:table-cell>
          <table:table-cell office:value-type="percentage" office:value="0.70795997603964855" table:style-name="ce36">
            <text:p>70,8%</text:p>
          </table:table-cell>
          <table:table-cell office:value-type="float" office:value="545419" table:style-name="ce35">
            <text:p>545.419</text:p>
          </table:table-cell>
          <table:table-cell office:value-type="percentage" office:value="0.58731069742600184" table:style-name="ce36">
            <text:p>58,7%</text:p>
          </table:table-cell>
          <table:table-cell office:value-type="float" office:value="105459" table:style-name="ce35">
            <text:p>105.459</text:p>
          </table:table-cell>
          <table:table-cell office:value-type="percentage" office:value="0.14006909219863808" table:style-name="ce36">
            <text:p>14,0%</text:p>
          </table:table-cell>
          <table:table-cell office:value-type="float" office:value="5799016" table:style-name="ce35">
            <text:p>5.799.0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7818511200050988" table:style-name="ce36">
            <text:p>77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24" table:style-name="ce38">
            <text:p>100.924</text:p>
          </table:table-cell>
          <table:table-cell office:value-type="percentage" office:value="1" table:style-name="ce39">
            <text:p>100,0%</text:p>
          </table:table-cell>
          <table:table-cell office:value-type="float" office:value="118596" table:style-name="ce38">
            <text:p>118.596</text:p>
          </table:table-cell>
          <table:table-cell office:value-type="percentage" office:value="0.99698205203648438" table:style-name="ce39">
            <text:p>99,7%</text:p>
          </table:table-cell>
          <table:table-cell office:value-type="float" office:value="151421" table:style-name="ce38">
            <text:p>151.421</text:p>
          </table:table-cell>
          <table:table-cell office:value-type="percentage" office:value="0.96836928507933262" table:style-name="ce39">
            <text:p>96,8%</text:p>
          </table:table-cell>
          <table:table-cell office:value-type="float" office:value="179275" table:style-name="ce38">
            <text:p>179.275</text:p>
          </table:table-cell>
          <table:table-cell office:value-type="percentage" office:value="0.90421454006234048" table:style-name="ce39">
            <text:p>90,4%</text:p>
          </table:table-cell>
          <table:table-cell office:value-type="float" office:value="176690" table:style-name="ce38">
            <text:p>176.690</text:p>
          </table:table-cell>
          <table:table-cell office:value-type="percentage" office:value="0.82203188752366907" table:style-name="ce39">
            <text:p>82,2%</text:p>
          </table:table-cell>
          <table:table-cell office:value-type="float" office:value="108054" table:style-name="ce38">
            <text:p>108.054</text:p>
          </table:table-cell>
          <table:table-cell office:value-type="percentage" office:value="0.6577188561411198" table:style-name="ce39">
            <text:p>65,8%</text:p>
          </table:table-cell>
          <table:table-cell office:value-type="float" office:value="73675" table:style-name="ce38">
            <text:p>73.675</text:p>
          </table:table-cell>
          <table:table-cell office:value-type="percentage" office:value="0.56498799855829329" table:style-name="ce39">
            <text:p>56,5%</text:p>
          </table:table-cell>
          <table:table-cell office:value-type="float" office:value="24170" table:style-name="ce38">
            <text:p>24.170</text:p>
          </table:table-cell>
          <table:table-cell office:value-type="percentage" office:value="0.23441212697242725" table:style-name="ce39">
            <text:p>23,4%</text:p>
          </table:table-cell>
          <table:table-cell office:value-type="float" office:value="932805" table:style-name="ce38">
            <text:p>932.80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870882111221178" table:style-name="ce39">
            <text:p>7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49" table:style-name="ce38">
            <text:p>88.649</text:p>
          </table:table-cell>
          <table:table-cell office:value-type="percentage" office:value="1" table:style-name="ce39">
            <text:p>100,0%</text:p>
          </table:table-cell>
          <table:table-cell office:value-type="float" office:value="113852" table:style-name="ce38">
            <text:p>113.852</text:p>
          </table:table-cell>
          <table:table-cell office:value-type="percentage" office:value="1" table:style-name="ce39">
            <text:p>100,0%</text:p>
          </table:table-cell>
          <table:table-cell office:value-type="float" office:value="145298" table:style-name="ce38">
            <text:p>145.298</text:p>
          </table:table-cell>
          <table:table-cell office:value-type="percentage" office:value="0.9709058348702323" table:style-name="ce39">
            <text:p>97,1%</text:p>
          </table:table-cell>
          <table:table-cell office:value-type="float" office:value="148548" table:style-name="ce38">
            <text:p>148.548</text:p>
          </table:table-cell>
          <table:table-cell office:value-type="percentage" office:value="0.91332657013741581" table:style-name="ce39">
            <text:p>91,3%</text:p>
          </table:table-cell>
          <table:table-cell office:value-type="float" office:value="143120" table:style-name="ce38">
            <text:p>143.120</text:p>
          </table:table-cell>
          <table:table-cell office:value-type="percentage" office:value="0.85704191193642842" table:style-name="ce39">
            <text:p>85,7%</text:p>
          </table:table-cell>
          <table:table-cell office:value-type="float" office:value="79015" table:style-name="ce38">
            <text:p>79.015</text:p>
          </table:table-cell>
          <table:table-cell office:value-type="percentage" office:value="0.69038278389878638" table:style-name="ce39">
            <text:p>69,0%</text:p>
          </table:table-cell>
          <table:table-cell office:value-type="float" office:value="47475" table:style-name="ce38">
            <text:p>47.475</text:p>
          </table:table-cell>
          <table:table-cell office:value-type="percentage" office:value="0.60010617992440995" table:style-name="ce39">
            <text:p>60,0%</text:p>
          </table:table-cell>
          <table:table-cell office:value-type="float" office:value="11737" table:style-name="ce38">
            <text:p>11.737</text:p>
          </table:table-cell>
          <table:table-cell office:value-type="percentage" office:value="0.183390625" table:style-name="ce39">
            <text:p>18,3%</text:p>
          </table:table-cell>
          <table:table-cell office:value-type="float" office:value="777694" table:style-name="ce38">
            <text:p>777.69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3271390590485128" table:style-name="ce39">
            <text:p>8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21" table:style-name="ce38">
            <text:p>51.021</text:p>
          </table:table-cell>
          <table:table-cell office:value-type="percentage" office:value="1" table:style-name="ce39">
            <text:p>100,0%</text:p>
          </table:table-cell>
          <table:table-cell office:value-type="float" office:value="78270" table:style-name="ce38">
            <text:p>78.270</text:p>
          </table:table-cell>
          <table:table-cell office:value-type="percentage" office:value="0.97210492324506925" table:style-name="ce39">
            <text:p>97,2%</text:p>
          </table:table-cell>
          <table:table-cell office:value-type="float" office:value="106209" table:style-name="ce38">
            <text:p>106.209</text:p>
          </table:table-cell>
          <table:table-cell office:value-type="percentage" office:value="0.90598050003838571" table:style-name="ce39">
            <text:p>90,6%</text:p>
          </table:table-cell>
          <table:table-cell office:value-type="float" office:value="142998" table:style-name="ce38">
            <text:p>142.998</text:p>
          </table:table-cell>
          <table:table-cell office:value-type="percentage" office:value="0.86248846480937535" table:style-name="ce39">
            <text:p>86,2%</text:p>
          </table:table-cell>
          <table:table-cell office:value-type="float" office:value="154769" table:style-name="ce38">
            <text:p>154.769</text:p>
          </table:table-cell>
          <table:table-cell office:value-type="percentage" office:value="0.75067904468114" table:style-name="ce39">
            <text:p>75,1%</text:p>
          </table:table-cell>
          <table:table-cell office:value-type="float" office:value="107611" table:style-name="ce38">
            <text:p>107.611</text:p>
          </table:table-cell>
          <table:table-cell office:value-type="percentage" office:value="0.59066234144038821" table:style-name="ce39">
            <text:p>59,1%</text:p>
          </table:table-cell>
          <table:table-cell office:value-type="float" office:value="77954" table:style-name="ce38">
            <text:p>77.954</text:p>
          </table:table-cell>
          <table:table-cell office:value-type="percentage" office:value="0.56512157283495967" table:style-name="ce39">
            <text:p>56,5%</text:p>
          </table:table-cell>
          <table:table-cell office:value-type="float" office:value="47046" table:style-name="ce38">
            <text:p>47.046</text:p>
          </table:table-cell>
          <table:table-cell office:value-type="percentage" office:value="0.49273146208630081" table:style-name="ce39">
            <text:p>49,3%</text:p>
          </table:table-cell>
          <table:table-cell office:value-type="float" office:value="765878" table:style-name="ce38">
            <text:p>765.87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4007384523808373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179" table:style-name="ce38">
            <text:p>92.179</text:p>
          </table:table-cell>
          <table:table-cell office:value-type="percentage" office:value="1" table:style-name="ce39">
            <text:p>100,0%</text:p>
          </table:table-cell>
          <table:table-cell office:value-type="float" office:value="149610" table:style-name="ce38">
            <text:p>149.610</text:p>
          </table:table-cell>
          <table:table-cell office:value-type="percentage" office:value="0.96815525687402526" table:style-name="ce39">
            <text:p>96,8%</text:p>
          </table:table-cell>
          <table:table-cell office:value-type="float" office:value="217932" table:style-name="ce38">
            <text:p>217.932</text:p>
          </table:table-cell>
          <table:table-cell office:value-type="percentage" office:value="0.92700729927007297" table:style-name="ce39">
            <text:p>92,7%</text:p>
          </table:table-cell>
          <table:table-cell office:value-type="float" office:value="309893" table:style-name="ce38">
            <text:p>309.893</text:p>
          </table:table-cell>
          <table:table-cell office:value-type="percentage" office:value="0.88411523713881413" table:style-name="ce39">
            <text:p>88,4%</text:p>
          </table:table-cell>
          <table:table-cell office:value-type="float" office:value="297774" table:style-name="ce38">
            <text:p>297.774</text:p>
          </table:table-cell>
          <table:table-cell office:value-type="percentage" office:value="0.76760911931203024" table:style-name="ce39">
            <text:p>76,8%</text:p>
          </table:table-cell>
          <table:table-cell office:value-type="float" office:value="198322" table:style-name="ce38">
            <text:p>198.322</text:p>
          </table:table-cell>
          <table:table-cell office:value-type="percentage" office:value="0.63782667704400287" table:style-name="ce39">
            <text:p>63,8%</text:p>
          </table:table-cell>
          <table:table-cell office:value-type="float" office:value="150586" table:style-name="ce38">
            <text:p>150.586</text:p>
          </table:table-cell>
          <table:table-cell office:value-type="percentage" office:value="0.59816165371720931" table:style-name="ce39">
            <text:p>59,8%</text:p>
          </table:table-cell>
          <table:table-cell office:value-type="float" office:value="70722" table:style-name="ce38">
            <text:p>70.722</text:p>
          </table:table-cell>
          <table:table-cell office:value-type="percentage" office:value="0.39334360417582048" table:style-name="ce39">
            <text:p>39,3%</text:p>
          </table:table-cell>
          <table:table-cell office:value-type="float" office:value="1487018" table:style-name="ce38">
            <text:p>1.487.01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5838316909546943" table:style-name="ce39">
            <text:p>7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91" table:style-name="ce38">
            <text:p>42.291</text:p>
          </table:table-cell>
          <table:table-cell office:value-type="percentage" office:value="1" table:style-name="ce39">
            <text:p>100,0%</text:p>
          </table:table-cell>
          <table:table-cell office:value-type="float" office:value="55841" table:style-name="ce38">
            <text:p>55.841</text:p>
          </table:table-cell>
          <table:table-cell office:value-type="percentage" office:value="1" table:style-name="ce39">
            <text:p>100,0%</text:p>
          </table:table-cell>
          <table:table-cell office:value-type="float" office:value="75322" table:style-name="ce38">
            <text:p>75.322</text:p>
          </table:table-cell>
          <table:table-cell office:value-type="percentage" office:value="0.97384446311978801" table:style-name="ce39">
            <text:p>97,4%</text:p>
          </table:table-cell>
          <table:table-cell office:value-type="float" office:value="81684" table:style-name="ce38">
            <text:p>81.684</text:p>
          </table:table-cell>
          <table:table-cell office:value-type="percentage" office:value="0.90796318527410969" table:style-name="ce39">
            <text:p>90,8%</text:p>
          </table:table-cell>
          <table:table-cell office:value-type="float" office:value="82338" table:style-name="ce38">
            <text:p>82.338</text:p>
          </table:table-cell>
          <table:table-cell office:value-type="percentage" office:value="0.84216878560688968" table:style-name="ce39">
            <text:p>84,2%</text:p>
          </table:table-cell>
          <table:table-cell office:value-type="float" office:value="44267" table:style-name="ce38">
            <text:p>44.267</text:p>
          </table:table-cell>
          <table:table-cell office:value-type="percentage" office:value="0.62814127396307806" table:style-name="ce39">
            <text:p>62,8%</text:p>
          </table:table-cell>
          <table:table-cell office:value-type="float" office:value="12290" table:style-name="ce38">
            <text:p>12.290</text:p>
          </table:table-cell>
          <table:table-cell office:value-type="percentage" office:value="0.24334224334224333" table:style-name="ce39">
            <text:p>24,3%</text:p>
          </table:table-cell>
          <table:table-cell office:value-type="float" office:value="618" table:style-name="ce38">
            <text:p>618</text:p>
          </table:table-cell>
          <table:table-cell office:value-type="percentage" office:value="1.4057275436162227E-2" table:style-name="ce39">
            <text:p>1,4%</text:p>
          </table:table-cell>
          <table:table-cell office:value-type="float" office:value="394651" table:style-name="ce38">
            <text:p>394.65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5296826914087611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13" table:style-name="ce38">
            <text:p>228.813</text:p>
          </table:table-cell>
          <table:table-cell office:value-type="percentage" office:value="1" table:style-name="ce39">
            <text:p>100,0%</text:p>
          </table:table-cell>
          <table:table-cell office:value-type="float" office:value="249462" table:style-name="ce38">
            <text:p>249.462</text:p>
          </table:table-cell>
          <table:table-cell office:value-type="percentage" office:value="1" table:style-name="ce39">
            <text:p>100,0%</text:p>
          </table:table-cell>
          <table:table-cell office:value-type="float" office:value="314894" table:style-name="ce38">
            <text:p>314.894</text:p>
          </table:table-cell>
          <table:table-cell office:value-type="percentage" office:value="0.98844542101545951" table:style-name="ce39">
            <text:p>98,8%</text:p>
          </table:table-cell>
          <table:table-cell office:value-type="float" office:value="343717" table:style-name="ce38">
            <text:p>343.717</text:p>
          </table:table-cell>
          <table:table-cell office:value-type="percentage" office:value="0.90173017642814979" table:style-name="ce39">
            <text:p>90,2%</text:p>
          </table:table-cell>
          <table:table-cell office:value-type="float" office:value="308220" table:style-name="ce38">
            <text:p>308.220</text:p>
          </table:table-cell>
          <table:table-cell office:value-type="percentage" office:value="0.84837808452952757" table:style-name="ce39">
            <text:p>84,8%</text:p>
          </table:table-cell>
          <table:table-cell office:value-type="float" office:value="193554" table:style-name="ce38">
            <text:p>193.554</text:p>
          </table:table-cell>
          <table:table-cell office:value-type="percentage" office:value="0.72280167150267194" table:style-name="ce39">
            <text:p>72,3%</text:p>
          </table:table-cell>
          <table:table-cell office:value-type="float" office:value="89401" table:style-name="ce38">
            <text:p>89.401</text:p>
          </table:table-cell>
          <table:table-cell office:value-type="percentage" office:value="0.42368937376188354" table:style-name="ce39">
            <text:p>42,4%</text:p>
          </table:table-cell>
          <table:table-cell office:value-type="float" office:value="5453" table:style-name="ce38">
            <text:p>5.453</text:p>
          </table:table-cell>
          <table:table-cell office:value-type="percentage" office:value="3.2980126041780071E-2" table:style-name="ce39">
            <text:p>3,3%</text:p>
          </table:table-cell>
          <table:table-cell office:value-type="float" office:value="1733514" table:style-name="ce38">
            <text:p>1.733.51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9655903978076081" table:style-name="ce39">
            <text:p>7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29" table:style-name="ce38">
            <text:p>137.529</text:p>
          </table:table-cell>
          <table:table-cell office:value-type="percentage" office:value="1" table:style-name="ce39">
            <text:p>100,0%</text:p>
          </table:table-cell>
          <table:table-cell office:value-type="float" office:value="157693" table:style-name="ce38">
            <text:p>157.693</text:p>
          </table:table-cell>
          <table:table-cell office:value-type="percentage" office:value="0.99115027561108981" table:style-name="ce39">
            <text:p>99,1%</text:p>
          </table:table-cell>
          <table:table-cell office:value-type="float" office:value="218071" table:style-name="ce38">
            <text:p>218.071</text:p>
          </table:table-cell>
          <table:table-cell office:value-type="percentage" office:value="0.99829246855029208" table:style-name="ce39">
            <text:p>99,8%</text:p>
          </table:table-cell>
          <table:table-cell office:value-type="float" office:value="280101" table:style-name="ce38">
            <text:p>280.101</text:p>
          </table:table-cell>
          <table:table-cell office:value-type="percentage" office:value="0.91096273554530727" table:style-name="ce39">
            <text:p>91,1%</text:p>
          </table:table-cell>
          <table:table-cell office:value-type="float" office:value="273226" table:style-name="ce38">
            <text:p>273.226</text:p>
          </table:table-cell>
          <table:table-cell office:value-type="percentage" office:value="0.82644243130019213" table:style-name="ce39">
            <text:p>82,6%</text:p>
          </table:table-cell>
          <table:table-cell office:value-type="float" office:value="182303" table:style-name="ce38">
            <text:p>182.303</text:p>
          </table:table-cell>
          <table:table-cell office:value-type="percentage" office:value="0.68560479276121566" table:style-name="ce39">
            <text:p>68,6%</text:p>
          </table:table-cell>
          <table:table-cell office:value-type="float" office:value="128880" table:style-name="ce38">
            <text:p>128.880</text:p>
          </table:table-cell>
          <table:table-cell office:value-type="percentage" office:value="0.59095140057499462" table:style-name="ce39">
            <text:p>59,1%</text:p>
          </table:table-cell>
          <table:table-cell office:value-type="float" office:value="17184" table:style-name="ce38">
            <text:p>17.184</text:p>
          </table:table-cell>
          <table:table-cell office:value-type="percentage" office:value="9.8774515439266089E-2" table:style-name="ce39">
            <text:p>9,9%</text:p>
          </table:table-cell>
          <table:table-cell office:value-type="float" office:value="1394987" table:style-name="ce38">
            <text:p>1.394.98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122917938239166" table:style-name="ce39">
            <text:p>7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991" table:style-name="ce38">
            <text:p>456.991</text:p>
          </table:table-cell>
          <table:table-cell office:value-type="percentage" office:value="1" table:style-name="ce39">
            <text:p>100,0%</text:p>
          </table:table-cell>
          <table:table-cell office:value-type="float" office:value="614005" table:style-name="ce38">
            <text:p>614.005</text:p>
          </table:table-cell>
          <table:table-cell office:value-type="percentage" office:value="0.9664925734937635" table:style-name="ce39">
            <text:p>96,6%</text:p>
          </table:table-cell>
          <table:table-cell office:value-type="float" office:value="778670" table:style-name="ce38">
            <text:p>778.670</text:p>
          </table:table-cell>
          <table:table-cell office:value-type="percentage" office:value="0.929661980171541" table:style-name="ce39">
            <text:p>93,0%</text:p>
          </table:table-cell>
          <table:table-cell office:value-type="float" office:value="975169" table:style-name="ce38">
            <text:p>975.169</text:p>
          </table:table-cell>
          <table:table-cell office:value-type="percentage" office:value="0.89319185183828242" table:style-name="ce39">
            <text:p>89,3%</text:p>
          </table:table-cell>
          <table:table-cell office:value-type="float" office:value="1039285" table:style-name="ce38">
            <text:p>1.039.285</text:p>
          </table:table-cell>
          <table:table-cell office:value-type="percentage" office:value="0.78927742822316982" table:style-name="ce39">
            <text:p>78,9%</text:p>
          </table:table-cell>
          <table:table-cell office:value-type="float" office:value="619557" table:style-name="ce38">
            <text:p>619.557</text:p>
          </table:table-cell>
          <table:table-cell office:value-type="percentage" office:value="0.59307501445457433" table:style-name="ce39">
            <text:p>59,3%</text:p>
          </table:table-cell>
          <table:table-cell office:value-type="float" office:value="444003" table:style-name="ce38">
            <text:p>444.003</text:p>
          </table:table-cell>
          <table:table-cell office:value-type="percentage" office:value="0.52924600833199231" table:style-name="ce39">
            <text:p>52,9%</text:p>
          </table:table-cell>
          <table:table-cell office:value-type="float" office:value="157990" table:style-name="ce38">
            <text:p>157.990</text:p>
          </table:table-cell>
          <table:table-cell office:value-type="percentage" office:value="0.24077748618489833" table:style-name="ce39">
            <text:p>24,1%</text:p>
          </table:table-cell>
          <table:table-cell office:value-type="float" office:value="5085670" table:style-name="ce38">
            <text:p>5.085.67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4044895724743609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776" table:style-name="ce38">
            <text:p>295.776</text:p>
          </table:table-cell>
          <table:table-cell office:value-type="percentage" office:value="1" table:style-name="ce39">
            <text:p>100,0%</text:p>
          </table:table-cell>
          <table:table-cell office:value-type="float" office:value="431601" table:style-name="ce38">
            <text:p>431.601</text:p>
          </table:table-cell>
          <table:table-cell office:value-type="percentage" office:value="0.98570097427956749" table:style-name="ce39">
            <text:p>98,6%</text:p>
          </table:table-cell>
          <table:table-cell office:value-type="float" office:value="554057" table:style-name="ce38">
            <text:p>554.057</text:p>
          </table:table-cell>
          <table:table-cell office:value-type="percentage" office:value="0.95407316333980796" table:style-name="ce39">
            <text:p>95,4%</text:p>
          </table:table-cell>
          <table:table-cell office:value-type="float" office:value="699891" table:style-name="ce38">
            <text:p>699.891</text:p>
          </table:table-cell>
          <table:table-cell office:value-type="percentage" office:value="0.930292928406798" table:style-name="ce39">
            <text:p>93,0%</text:p>
          </table:table-cell>
          <table:table-cell office:value-type="float" office:value="716545" table:style-name="ce38">
            <text:p>716.545</text:p>
          </table:table-cell>
          <table:table-cell office:value-type="percentage" office:value="0.84142214310206342" table:style-name="ce39">
            <text:p>84,1%</text:p>
          </table:table-cell>
          <table:table-cell office:value-type="float" office:value="432714" table:style-name="ce38">
            <text:p>432.714</text:p>
          </table:table-cell>
          <table:table-cell office:value-type="percentage" office:value="0.66698727878919595" table:style-name="ce39">
            <text:p>66,7%</text:p>
          </table:table-cell>
          <table:table-cell office:value-type="float" office:value="162698" table:style-name="ce38">
            <text:p>162.698</text:p>
          </table:table-cell>
          <table:table-cell office:value-type="percentage" office:value="0.31522922697170846" table:style-name="ce39">
            <text:p>31,5%</text:p>
          </table:table-cell>
          <table:table-cell office:value-type="float" office:value="5059" table:style-name="ce38">
            <text:p>5.059</text:p>
          </table:table-cell>
          <table:table-cell office:value-type="percentage" office:value="1.1916679818434932E-2" table:style-name="ce39">
            <text:p>1,2%</text:p>
          </table:table-cell>
          <table:table-cell office:value-type="float" office:value="3298341" table:style-name="ce38">
            <text:p>3.298.34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3484931019755328" table:style-name="ce39">
            <text:p>7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82" table:style-name="ce38">
            <text:p>78.082</text:p>
          </table:table-cell>
          <table:table-cell office:value-type="percentage" office:value="1" table:style-name="ce39">
            <text:p>100,0%</text:p>
          </table:table-cell>
          <table:table-cell office:value-type="float" office:value="95694" table:style-name="ce38">
            <text:p>95.694</text:p>
          </table:table-cell>
          <table:table-cell office:value-type="percentage" office:value="1" table:style-name="ce39">
            <text:p>100,0%</text:p>
          </table:table-cell>
          <table:table-cell office:value-type="float" office:value="131244" table:style-name="ce38">
            <text:p>131.244</text:p>
          </table:table-cell>
          <table:table-cell office:value-type="percentage" office:value="1" table:style-name="ce39">
            <text:p>100,0%</text:p>
          </table:table-cell>
          <table:table-cell office:value-type="float" office:value="158617" table:style-name="ce38">
            <text:p>158.617</text:p>
          </table:table-cell>
          <table:table-cell office:value-type="percentage" office:value="0.93736407904689867" table:style-name="ce39">
            <text:p>93,7%</text:p>
          </table:table-cell>
          <table:table-cell office:value-type="float" office:value="142308" table:style-name="ce38">
            <text:p>142.308</text:p>
          </table:table-cell>
          <table:table-cell office:value-type="percentage" office:value="0.89224673028452484" table:style-name="ce39">
            <text:p>89,2%</text:p>
          </table:table-cell>
          <table:table-cell office:value-type="float" office:value="103130" table:style-name="ce38">
            <text:p>103.130</text:p>
          </table:table-cell>
          <table:table-cell office:value-type="percentage" office:value="0.77263090074094054" table:style-name="ce39">
            <text:p>77,3%</text:p>
          </table:table-cell>
          <table:table-cell office:value-type="float" office:value="53649" table:style-name="ce38">
            <text:p>53.649</text:p>
          </table:table-cell>
          <table:table-cell office:value-type="percentage" office:value="0.47342922696787859" table:style-name="ce39">
            <text:p>47,3%</text:p>
          </table:table-cell>
          <table:table-cell office:value-type="float" office:value="2472" table:style-name="ce38">
            <text:p>2.472</text:p>
          </table:table-cell>
          <table:table-cell office:value-type="percentage" office:value="2.9168141592920353E-2" table:style-name="ce39">
            <text:p>2,9%</text:p>
          </table:table-cell>
          <table:table-cell office:value-type="float" office:value="765196" table:style-name="ce38">
            <text:p>765.19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025658748296951" table:style-name="ce39">
            <text:p>8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376" table:style-name="ce38">
            <text:p>241.376</text:p>
          </table:table-cell>
          <table:table-cell office:value-type="percentage" office:value="1" table:style-name="ce39">
            <text:p>100,0%</text:p>
          </table:table-cell>
          <table:table-cell office:value-type="float" office:value="289814" table:style-name="ce38">
            <text:p>289.814</text:p>
          </table:table-cell>
          <table:table-cell office:value-type="percentage" office:value="1" table:style-name="ce39">
            <text:p>100,0%</text:p>
          </table:table-cell>
          <table:table-cell office:value-type="float" office:value="339022" table:style-name="ce38">
            <text:p>339.022</text:p>
          </table:table-cell>
          <table:table-cell office:value-type="percentage" office:value="0.97721422662404478" table:style-name="ce39">
            <text:p>97,7%</text:p>
          </table:table-cell>
          <table:table-cell office:value-type="float" office:value="381851" table:style-name="ce38">
            <text:p>381.851</text:p>
          </table:table-cell>
          <table:table-cell office:value-type="percentage" office:value="0.9407769119143411" table:style-name="ce39">
            <text:p>94,1%</text:p>
          </table:table-cell>
          <table:table-cell office:value-type="float" office:value="391065" table:style-name="ce38">
            <text:p>391.065</text:p>
          </table:table-cell>
          <table:table-cell office:value-type="percentage" office:value="0.88232507033737118" table:style-name="ce39">
            <text:p>88,2%</text:p>
          </table:table-cell>
          <table:table-cell office:value-type="float" office:value="236954" table:style-name="ce38">
            <text:p>236.954</text:p>
          </table:table-cell>
          <table:table-cell office:value-type="percentage" office:value="0.73267822688368867" table:style-name="ce39">
            <text:p>73,3%</text:p>
          </table:table-cell>
          <table:table-cell office:value-type="float" office:value="40761" table:style-name="ce38">
            <text:p>40.761</text:p>
          </table:table-cell>
          <table:table-cell office:value-type="percentage" office:value="0.17646906022573286" table:style-name="ce39">
            <text:p>17,6%</text:p>
          </table:table-cell>
          <table:table-cell office:value-type="float" office:value="6873" table:style-name="ce38">
            <text:p>6.873</text:p>
          </table:table-cell>
          <table:table-cell office:value-type="percentage" office:value="3.8181848483670081E-2" table:style-name="ce39">
            <text:p>3,8%</text:p>
          </table:table-cell>
          <table:table-cell office:value-type="float" office:value="1927716" table:style-name="ce38">
            <text:p>1.927.71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8538128178604416" table:style-name="ce39">
            <text:p>7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7" table:style-name="ce38">
            <text:p>23.347</text:p>
          </table:table-cell>
          <table:table-cell office:value-type="percentage" office:value="1" table:style-name="ce39">
            <text:p>100,0%</text:p>
          </table:table-cell>
          <table:table-cell office:value-type="float" office:value="28576" table:style-name="ce38">
            <text:p>28.576</text:p>
          </table:table-cell>
          <table:table-cell office:value-type="percentage" office:value="1" table:style-name="ce39">
            <text:p>100,0%</text:p>
          </table:table-cell>
          <table:table-cell office:value-type="float" office:value="37224" table:style-name="ce38">
            <text:p>37.224</text:p>
          </table:table-cell>
          <table:table-cell office:value-type="percentage" office:value="0.98690280502677763" table:style-name="ce39">
            <text:p>98,7%</text:p>
          </table:table-cell>
          <table:table-cell office:value-type="float" office:value="43875" table:style-name="ce38">
            <text:p>43.875</text:p>
          </table:table-cell>
          <table:table-cell office:value-type="percentage" office:value="0.92050604229607247" table:style-name="ce39">
            <text:p>92,1%</text:p>
          </table:table-cell>
          <table:table-cell office:value-type="float" office:value="44629" table:style-name="ce38">
            <text:p>44.629</text:p>
          </table:table-cell>
          <table:table-cell office:value-type="percentage" office:value="0.84289950327686181" table:style-name="ce39">
            <text:p>84,3%</text:p>
          </table:table-cell>
          <table:table-cell office:value-type="float" office:value="25725" table:style-name="ce38">
            <text:p>25.725</text:p>
          </table:table-cell>
          <table:table-cell office:value-type="percentage" office:value="0.65426384190849207" table:style-name="ce39">
            <text:p>65,4%</text:p>
          </table:table-cell>
          <table:table-cell office:value-type="float" office:value="10674" table:style-name="ce38">
            <text:p>10.674</text:p>
          </table:table-cell>
          <table:table-cell office:value-type="percentage" office:value="0.35044979972421036" table:style-name="ce39">
            <text:p>35,0%</text:p>
          </table:table-cell>
          <table:table-cell office:value-type="float" office:value="909" table:style-name="ce38">
            <text:p>909</text:p>
          </table:table-cell>
          <table:table-cell office:value-type="percentage" office:value="3.5602381325395581E-2" table:style-name="ce39">
            <text:p>3,6%</text:p>
          </table:table-cell>
          <table:table-cell office:value-type="float" office:value="214959" table:style-name="ce38">
            <text:p>214.959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5697784977286331" table:style-name="ce39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563" table:style-name="ce38">
            <text:p>372.563</text:p>
          </table:table-cell>
          <table:table-cell office:value-type="percentage" office:value="1" table:style-name="ce39">
            <text:p>100,0%</text:p>
          </table:table-cell>
          <table:table-cell office:value-type="float" office:value="508138" table:style-name="ce38">
            <text:p>508.138</text:p>
          </table:table-cell>
          <table:table-cell office:value-type="percentage" office:value="0.96589308490517622" table:style-name="ce39">
            <text:p>96,6%</text:p>
          </table:table-cell>
          <table:table-cell office:value-type="float" office:value="677390" table:style-name="ce38">
            <text:p>677.390</text:p>
          </table:table-cell>
          <table:table-cell office:value-type="percentage" office:value="0.96312789429607737" table:style-name="ce39">
            <text:p>96,3%</text:p>
          </table:table-cell>
          <table:table-cell office:value-type="float" office:value="914078" table:style-name="ce38">
            <text:p>914.078</text:p>
          </table:table-cell>
          <table:table-cell office:value-type="percentage" office:value="0.93965252271061483" table:style-name="ce39">
            <text:p>94,0%</text:p>
          </table:table-cell>
          <table:table-cell office:value-type="float" office:value="966620" table:style-name="ce38">
            <text:p>966.620</text:p>
          </table:table-cell>
          <table:table-cell office:value-type="percentage" office:value="0.82902576479174872" table:style-name="ce39">
            <text:p>82,9%</text:p>
          </table:table-cell>
          <table:table-cell office:value-type="float" office:value="629303" table:style-name="ce38">
            <text:p>629.303</text:p>
          </table:table-cell>
          <table:table-cell office:value-type="percentage" office:value="0.66267532959858477" table:style-name="ce39">
            <text:p>66,3%</text:p>
          </table:table-cell>
          <table:table-cell office:value-type="float" office:value="446496" table:style-name="ce38">
            <text:p>446.496</text:p>
          </table:table-cell>
          <table:table-cell office:value-type="percentage" office:value="0.6013616620088218" table:style-name="ce39">
            <text:p>60,1%</text:p>
          </table:table-cell>
          <table:table-cell office:value-type="float" office:value="101351" table:style-name="ce38">
            <text:p>101.351</text:p>
          </table:table-cell>
          <table:table-cell office:value-type="percentage" office:value="0.18309541100765614" table:style-name="ce39">
            <text:p>18,3%</text:p>
          </table:table-cell>
          <table:table-cell office:value-type="float" office:value="4615939" table:style-name="ce38">
            <text:p>4.615.93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7216253700900495" table:style-name="ce39">
            <text:p>7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91" table:style-name="ce38">
            <text:p>73.591</text:p>
          </table:table-cell>
          <table:table-cell office:value-type="percentage" office:value="1" table:style-name="ce39">
            <text:p>100,0%</text:p>
          </table:table-cell>
          <table:table-cell office:value-type="float" office:value="102250" table:style-name="ce38">
            <text:p>102.250</text:p>
          </table:table-cell>
          <table:table-cell office:value-type="percentage" office:value="0.9936928444396933" table:style-name="ce39">
            <text:p>99,4%</text:p>
          </table:table-cell>
          <table:table-cell office:value-type="float" office:value="143675" table:style-name="ce38">
            <text:p>143.675</text:p>
          </table:table-cell>
          <table:table-cell office:value-type="percentage" office:value="0.97798637251631959" table:style-name="ce39">
            <text:p>97,8%</text:p>
          </table:table-cell>
          <table:table-cell office:value-type="float" office:value="200674" table:style-name="ce38">
            <text:p>200.674</text:p>
          </table:table-cell>
          <table:table-cell office:value-type="percentage" office:value="0.94100048767678279" table:style-name="ce39">
            <text:p>94,1%</text:p>
          </table:table-cell>
          <table:table-cell office:value-type="float" office:value="217400" table:style-name="ce38">
            <text:p>217.400</text:p>
          </table:table-cell>
          <table:table-cell office:value-type="percentage" office:value="0.85537679465841976" table:style-name="ce39">
            <text:p>85,5%</text:p>
          </table:table-cell>
          <table:table-cell office:value-type="float" office:value="142256" table:style-name="ce38">
            <text:p>142.256</text:p>
          </table:table-cell>
          <table:table-cell office:value-type="percentage" office:value="0.68064094773759232" table:style-name="ce39">
            <text:p>68,1%</text:p>
          </table:table-cell>
          <table:table-cell office:value-type="float" office:value="104150" table:style-name="ce38">
            <text:p>104.150</text:p>
          </table:table-cell>
          <table:table-cell office:value-type="percentage" office:value="0.60465143281779754" table:style-name="ce39">
            <text:p>60,5%</text:p>
          </table:table-cell>
          <table:table-cell office:value-type="float" office:value="14565" table:style-name="ce38">
            <text:p>14.565</text:p>
          </table:table-cell>
          <table:table-cell office:value-type="percentage" office:value="0.1026470463867394" table:style-name="ce39">
            <text:p>10,3%</text:p>
          </table:table-cell>
          <table:table-cell office:value-type="float" office:value="998561" table:style-name="ce38">
            <text:p>998.56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6218059638037849" table:style-name="ce39">
            <text:p>76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6" table:style-name="ce38">
            <text:p>42.416</text:p>
          </table:table-cell>
          <table:table-cell office:value-type="percentage" office:value="1" table:style-name="ce39">
            <text:p>100,0%</text:p>
          </table:table-cell>
          <table:table-cell office:value-type="float" office:value="55726" table:style-name="ce38">
            <text:p>55.726</text:p>
          </table:table-cell>
          <table:table-cell office:value-type="percentage" office:value="0.99881703470031546" table:style-name="ce39">
            <text:p>99,9%</text:p>
          </table:table-cell>
          <table:table-cell office:value-type="float" office:value="70326" table:style-name="ce38">
            <text:p>70.326</text:p>
          </table:table-cell>
          <table:table-cell office:value-type="percentage" office:value="0.95235902713829157" table:style-name="ce39">
            <text:p>95,2%</text:p>
          </table:table-cell>
          <table:table-cell office:value-type="float" office:value="88956" table:style-name="ce38">
            <text:p>88.956</text:p>
          </table:table-cell>
          <table:table-cell office:value-type="percentage" office:value="0.91997435207975675" table:style-name="ce39">
            <text:p>92,0%</text:p>
          </table:table-cell>
          <table:table-cell office:value-type="float" office:value="90757" table:style-name="ce38">
            <text:p>90.757</text:p>
          </table:table-cell>
          <table:table-cell office:value-type="percentage" office:value="0.84032703098090777" table:style-name="ce39">
            <text:p>84,0%</text:p>
          </table:table-cell>
          <table:table-cell office:value-type="float" office:value="55303" table:style-name="ce38">
            <text:p>55.303</text:p>
          </table:table-cell>
          <table:table-cell office:value-type="percentage" office:value="0.67989082996274941" table:style-name="ce39">
            <text:p>68,0%</text:p>
          </table:table-cell>
          <table:table-cell office:value-type="float" office:value="39318" table:style-name="ce38">
            <text:p>39.318</text:p>
          </table:table-cell>
          <table:table-cell office:value-type="percentage" office:value="0.57712801092078025" table:style-name="ce39">
            <text:p>57,7%</text:p>
          </table:table-cell>
          <table:table-cell office:value-type="float" office:value="7938" table:style-name="ce38">
            <text:p>7.938</text:p>
          </table:table-cell>
          <table:table-cell office:value-type="percentage" office:value="0.14077463290061715" table:style-name="ce39">
            <text:p>14,1%</text:p>
          </table:table-cell>
          <table:table-cell office:value-type="float" office:value="450740" table:style-name="ce38">
            <text:p>450.74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7532794132318694" table:style-name="ce39">
            <text:p>7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17" table:style-name="ce38">
            <text:p>163.717</text:p>
          </table:table-cell>
          <table:table-cell office:value-type="percentage" office:value="1" table:style-name="ce39">
            <text:p>100,0%</text:p>
          </table:table-cell>
          <table:table-cell office:value-type="float" office:value="212969" table:style-name="ce38">
            <text:p>212.969</text:p>
          </table:table-cell>
          <table:table-cell office:value-type="percentage" office:value="0.99947437828806884" table:style-name="ce39">
            <text:p>99,9%</text:p>
          </table:table-cell>
          <table:table-cell office:value-type="float" office:value="273774" table:style-name="ce38">
            <text:p>273.774</text:p>
          </table:table-cell>
          <table:table-cell office:value-type="percentage" office:value="0.97734891242650446" table:style-name="ce39">
            <text:p>97,7%</text:p>
          </table:table-cell>
          <table:table-cell office:value-type="float" office:value="310984" table:style-name="ce38">
            <text:p>310.984</text:p>
          </table:table-cell>
          <table:table-cell office:value-type="percentage" office:value="0.91472070169452635" table:style-name="ce39">
            <text:p>91,5%</text:p>
          </table:table-cell>
          <table:table-cell office:value-type="float" office:value="300530" table:style-name="ce38">
            <text:p>300.530</text:p>
          </table:table-cell>
          <table:table-cell office:value-type="percentage" office:value="0.82988846639218183" table:style-name="ce39">
            <text:p>83,0%</text:p>
          </table:table-cell>
          <table:table-cell office:value-type="float" office:value="161317" table:style-name="ce38">
            <text:p>161.317</text:p>
          </table:table-cell>
          <table:table-cell office:value-type="percentage" office:value="0.61915691459759037" table:style-name="ce39">
            <text:p>61,9%</text:p>
          </table:table-cell>
          <table:table-cell office:value-type="float" office:value="70753" table:style-name="ce38">
            <text:p>70.753</text:p>
          </table:table-cell>
          <table:table-cell office:value-type="percentage" office:value="0.35107227564579674" table:style-name="ce39">
            <text:p>35,1%</text:p>
          </table:table-cell>
          <table:table-cell office:value-type="float" office:value="22124" table:style-name="ce38">
            <text:p>22.124</text:p>
          </table:table-cell>
          <table:table-cell office:value-type="percentage" office:value="0.13121715715929444" table:style-name="ce39">
            <text:p>13,1%</text:p>
          </table:table-cell>
          <table:table-cell office:value-type="float" office:value="1516168" table:style-name="ce38">
            <text:p>1.516.16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6421953654918517" table:style-name="ce39">
            <text:p>7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36" table:style-name="ce38">
            <text:p>3.836</text:p>
          </table:table-cell>
          <table:table-cell office:value-type="percentage" office:value="0.88837424733672998" table:style-name="ce39">
            <text:p>88,8%</text:p>
          </table:table-cell>
          <table:table-cell office:value-type="float" office:value="7394" table:style-name="ce38">
            <text:p>7.394</text:p>
          </table:table-cell>
          <table:table-cell office:value-type="percentage" office:value="0.94107165584828811" table:style-name="ce39">
            <text:p>94,1%</text:p>
          </table:table-cell>
          <table:table-cell office:value-type="float" office:value="9997" table:style-name="ce38">
            <text:p>9.997</text:p>
          </table:table-cell>
          <table:table-cell office:value-type="percentage" office:value="0.86509172724125993" table:style-name="ce39">
            <text:p>86,5%</text:p>
          </table:table-cell>
          <table:table-cell office:value-type="float" office:value="10141" table:style-name="ce38">
            <text:p>10.141</text:p>
          </table:table-cell>
          <table:table-cell office:value-type="percentage" office:value="0.80216737857933873" table:style-name="ce39">
            <text:p>80,2%</text:p>
          </table:table-cell>
          <table:table-cell office:value-type="float" office:value="7871" table:style-name="ce38">
            <text:p>7.871</text:p>
          </table:table-cell>
          <table:table-cell office:value-type="percentage" office:value="0.66176223305868509" table:style-name="ce39">
            <text:p>66,2%</text:p>
          </table:table-cell>
          <table:table-cell office:value-type="float" office:value="7182" table:style-name="ce38">
            <text:p>7.182</text:p>
          </table:table-cell>
          <table:table-cell office:value-type="percentage" office:value="0.6548737120452266" table:style-name="ce39">
            <text:p>65,5%</text:p>
          </table:table-cell>
          <table:table-cell office:value-type="float" office:value="3204" table:style-name="ce38">
            <text:p>3.204</text:p>
          </table:table-cell>
          <table:table-cell office:value-type="percentage" office:value="0.35108481262327418" table:style-name="ce39">
            <text:p>35,1%</text:p>
          </table:table-cell>
          <table:table-cell office:value-type="float" office:value="51999" table:style-name="ce38">
            <text:p>51.99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3274149228492924" table:style-name="ce39">
            <text:p>73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6" table:style-name="ce38">
            <text:p>1.986</text:p>
          </table:table-cell>
          <table:table-cell office:value-type="percentage" office:value="0.84546615581098339" table:style-name="ce39">
            <text:p>84,5%</text:p>
          </table:table-cell>
          <table:table-cell office:value-type="float" office:value="3264" table:style-name="ce38">
            <text:p>3.264</text:p>
          </table:table-cell>
          <table:table-cell office:value-type="percentage" office:value="0.8708644610458911" table:style-name="ce39">
            <text:p>87,1%</text:p>
          </table:table-cell>
          <table:table-cell office:value-type="float" office:value="6928" table:style-name="ce38">
            <text:p>6.928</text:p>
          </table:table-cell>
          <table:table-cell office:value-type="percentage" office:value="0.88514117797368086" table:style-name="ce39">
            <text:p>88,5%</text:p>
          </table:table-cell>
          <table:table-cell office:value-type="float" office:value="9269" table:style-name="ce38">
            <text:p>9.269</text:p>
          </table:table-cell>
          <table:table-cell office:value-type="percentage" office:value="0.82033808301619615" table:style-name="ce39">
            <text:p>82,0%</text:p>
          </table:table-cell>
          <table:table-cell office:value-type="float" office:value="9419" table:style-name="ce38">
            <text:p>9.419</text:p>
          </table:table-cell>
          <table:table-cell office:value-type="percentage" office:value="0.78478586902182967" table:style-name="ce39">
            <text:p>78,5%</text:p>
          </table:table-cell>
          <table:table-cell office:value-type="float" office:value="7605" table:style-name="ce38">
            <text:p>7.605</text:p>
          </table:table-cell>
          <table:table-cell office:value-type="percentage" office:value="0.62680293414654253" table:style-name="ce39">
            <text:p>62,7%</text:p>
          </table:table-cell>
          <table:table-cell office:value-type="float" office:value="7069" table:style-name="ce38">
            <text:p>7.069</text:p>
          </table:table-cell>
          <table:table-cell office:value-type="percentage" office:value="0.58932888703626507" table:style-name="ce39">
            <text:p>58,9%</text:p>
          </table:table-cell>
          <table:table-cell office:value-type="float" office:value="3183" table:style-name="ce38">
            <text:p>3.183</text:p>
          </table:table-cell>
          <table:table-cell office:value-type="percentage" office:value="0.33246292040944225" table:style-name="ce39">
            <text:p>33,2%</text:p>
          </table:table-cell>
          <table:table-cell office:value-type="float" office:value="48723" table:style-name="ce38">
            <text:p>48.72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694573293668137" table:style-name="ce39">
            <text:p>68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86" table:style-name="ce38">
            <text:p>3.486</text:p>
          </table:table-cell>
          <table:table-cell office:value-type="string" table:style-name="ce39">
            <text:p>-</text:p>
          </table:table-cell>
          <table:table-cell office:value-type="float" office:value="9401" table:style-name="ce38">
            <text:p>9.401</text:p>
          </table:table-cell>
          <table:table-cell office:value-type="string" table:style-name="ce39">
            <text:p>-</text:p>
          </table:table-cell>
          <table:table-cell office:value-type="float" office:value="21632" table:style-name="ce38">
            <text:p>21.632</text:p>
          </table:table-cell>
          <table:table-cell office:value-type="string" table:style-name="ce39">
            <text:p>-</text:p>
          </table:table-cell>
          <table:table-cell office:value-type="float" office:value="30896" table:style-name="ce38">
            <text:p>30.896</text:p>
          </table:table-cell>
          <table:table-cell office:value-type="string" table:style-name="ce39">
            <text:p>-</text:p>
          </table:table-cell>
          <table:table-cell office:value-type="float" office:value="23678" table:style-name="ce38">
            <text:p>23.678</text:p>
          </table:table-cell>
          <table:table-cell office:value-type="string" table:style-name="ce39">
            <text:p>-</text:p>
          </table:table-cell>
          <table:table-cell office:value-type="float" office:value="934" table:style-name="ce38">
            <text:p>934</text:p>
          </table:table-cell>
          <table:table-cell office:value-type="string" table:style-name="ce39">
            <text:p>-</text:p>
          </table:table-cell>
          <table:table-cell office:value-type="float" office:value="90076" table:style-name="ce38">
            <text:p>90.07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37" table:style-name="ce41">
            <text:p>137</text:p>
          </table:table-cell>
          <table:table-cell office:value-type="string" table:style-name="ce42">
            <text:p>-</text:p>
          </table:table-cell>
          <table:table-cell office:value-type="float" office:value="418" table:style-name="ce41">
            <text:p>418</text:p>
          </table:table-cell>
          <table:table-cell office:value-type="string" table:style-name="ce42">
            <text:p>-</text:p>
          </table:table-cell>
          <table:table-cell office:value-type="float" office:value="795" table:style-name="ce41">
            <text:p>795</text:p>
          </table:table-cell>
          <table:table-cell office:value-type="string" table:style-name="ce42">
            <text:p>-</text:p>
          </table:table-cell>
          <table:table-cell office:value-type="float" office:value="881" table:style-name="ce41">
            <text:p>881</text:p>
          </table:table-cell>
          <table:table-cell office:value-type="string" table:style-name="ce42">
            <text:p>-</text:p>
          </table:table-cell>
          <table:table-cell office:value-type="float" office:value="809" table:style-name="ce41">
            <text:p>809</text:p>
          </table:table-cell>
          <table:table-cell office:value-type="string" table:style-name="ce42">
            <text:p>-</text:p>
          </table:table-cell>
          <table:table-cell office:value-type="float" office:value="90" table:style-name="ce41">
            <text:p>90</text:p>
          </table:table-cell>
          <table:table-cell office:value-type="string" table:style-name="ce42">
            <text:p>-</text:p>
          </table:table-cell>
          <table:table-cell office:value-type="float" office:value="3167" table:style-name="ce41">
            <text:p>3.16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6276" table:style-name="ce45">
            <text:p>2.926.276</text:p>
          </table:table-cell>
          <table:table-cell office:value-type="percentage" office:value="1" table:style-name="ce46">
            <text:p>100,0%</text:p>
          </table:table-cell>
          <table:table-cell office:value-type="float" office:value="3919637" table:style-name="ce45">
            <text:p>3.919.637</text:p>
          </table:table-cell>
          <table:table-cell office:value-type="percentage" office:value="0.98979607554964655" table:style-name="ce46">
            <text:p>99,0%</text:p>
          </table:table-cell>
          <table:table-cell office:value-type="float" office:value="5160668" table:style-name="ce45">
            <text:p>5.160.668</text:p>
          </table:table-cell>
          <table:table-cell office:value-type="percentage" office:value="0.96696300121454315" table:style-name="ce46">
            <text:p>96,7%</text:p>
          </table:table-cell>
          <table:table-cell office:value-type="float" office:value="6464203" table:style-name="ce45">
            <text:p>6.464.203</text:p>
          </table:table-cell>
          <table:table-cell office:value-type="percentage" office:value="0.91908456705850705" table:style-name="ce46">
            <text:p>91,9%</text:p>
          </table:table-cell>
          <table:table-cell office:value-type="float" office:value="6562167" table:style-name="ce45">
            <text:p>6.562.167</text:p>
          </table:table-cell>
          <table:table-cell office:value-type="percentage" office:value="0.831523782406839" table:style-name="ce46">
            <text:p>83,2%</text:p>
          </table:table-cell>
          <table:table-cell office:value-type="float" office:value="4173866" table:style-name="ce45">
            <text:p>4.173.866</text:p>
          </table:table-cell>
          <table:table-cell office:value-type="percentage" office:value="0.66991910475132987" table:style-name="ce46">
            <text:p>67,0%</text:p>
          </table:table-cell>
          <table:table-cell office:value-type="float" office:value="2536920" table:style-name="ce45">
            <text:p>2.536.920</text:p>
          </table:table-cell>
          <table:table-cell office:value-type="percentage" office:value="0.51306465182500649" table:style-name="ce46">
            <text:p>51,3%</text:p>
          </table:table-cell>
          <table:table-cell office:value-type="float" office:value="609081" table:style-name="ce45">
            <text:p>609.081</text:p>
          </table:table-cell>
          <table:table-cell office:value-type="percentage" office:value="0.15662900013012107" table:style-name="ce46">
            <text:p>15,7%</text:p>
          </table:table-cell>
          <table:table-cell office:value-type="float" office:value="32352818" table:style-name="ce45">
            <text:p>32.352.81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6811374367705731" table:style-name="ce46">
            <text:p>76,8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671" table:style-name="ce35">
            <text:p>425.671</text:p>
          </table:table-cell>
          <table:table-cell office:value-type="percentage" office:value="1" table:style-name="ce36">
            <text:p>100,0%</text:p>
          </table:table-cell>
          <table:table-cell office:value-type="float" office:value="644199" table:style-name="ce35">
            <text:p>644.199</text:p>
          </table:table-cell>
          <table:table-cell office:value-type="percentage" office:value="0.99049480227743425" table:style-name="ce36">
            <text:p>99,0%</text:p>
          </table:table-cell>
          <table:table-cell office:value-type="float" office:value="827058" table:style-name="ce35">
            <text:p>827.058</text:p>
          </table:table-cell>
          <table:table-cell office:value-type="percentage" office:value="0.90275687198670085" table:style-name="ce36">
            <text:p>90,3%</text:p>
          </table:table-cell>
          <table:table-cell office:value-type="float" office:value="1111782" table:style-name="ce35">
            <text:p>1.111.782</text:p>
          </table:table-cell>
          <table:table-cell office:value-type="percentage" office:value="0.87886446153858311" table:style-name="ce36">
            <text:p>87,9%</text:p>
          </table:table-cell>
          <table:table-cell office:value-type="float" office:value="1093373" table:style-name="ce35">
            <text:p>1.093.373</text:p>
          </table:table-cell>
          <table:table-cell office:value-type="percentage" office:value="0.78937401542400121" table:style-name="ce36">
            <text:p>78,9%</text:p>
          </table:table-cell>
          <table:table-cell office:value-type="float" office:value="498023" table:style-name="ce35">
            <text:p>498.023</text:p>
          </table:table-cell>
          <table:table-cell office:value-type="percentage" office:value="0.4367791394094282" table:style-name="ce36">
            <text:p>43,7%</text:p>
          </table:table-cell>
          <table:table-cell office:value-type="float" office:value="118969" table:style-name="ce35">
            <text:p>118.969</text:p>
          </table:table-cell>
          <table:table-cell office:value-type="percentage" office:value="0.12810658660969643" table:style-name="ce36">
            <text:p>12,8%</text:p>
          </table:table-cell>
          <table:table-cell office:value-type="float" office:value="6687" table:style-name="ce35">
            <text:p>6.687</text:p>
          </table:table-cell>
          <table:table-cell office:value-type="percentage" office:value="8.8815750152409258E-3" table:style-name="ce36">
            <text:p>0,9%</text:p>
          </table:table-cell>
          <table:table-cell office:value-type="float" office:value="4725762" table:style-name="ce35">
            <text:p>4.725.76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3416235293328282" table:style-name="ce36">
            <text:p>6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54" table:style-name="ce38">
            <text:p>99.254</text:p>
          </table:table-cell>
          <table:table-cell office:value-type="percentage" office:value="1" table:style-name="ce39">
            <text:p>100,0%</text:p>
          </table:table-cell>
          <table:table-cell office:value-type="float" office:value="117605" table:style-name="ce38">
            <text:p>117.605</text:p>
          </table:table-cell>
          <table:table-cell office:value-type="percentage" office:value="0.98865117061073515" table:style-name="ce39">
            <text:p>98,9%</text:p>
          </table:table-cell>
          <table:table-cell office:value-type="float" office:value="138539" table:style-name="ce38">
            <text:p>138.539</text:p>
          </table:table-cell>
          <table:table-cell office:value-type="percentage" office:value="0.88598617355324338" table:style-name="ce39">
            <text:p>88,6%</text:p>
          </table:table-cell>
          <table:table-cell office:value-type="float" office:value="174658" table:style-name="ce38">
            <text:p>174.658</text:p>
          </table:table-cell>
          <table:table-cell office:value-type="percentage" office:value="0.88092764266187851" table:style-name="ce39">
            <text:p>88,1%</text:p>
          </table:table-cell>
          <table:table-cell office:value-type="float" office:value="167978" table:style-name="ce38">
            <text:p>167.978</text:p>
          </table:table-cell>
          <table:table-cell office:value-type="percentage" office:value="0.78150021168402783" table:style-name="ce39">
            <text:p>78,2%</text:p>
          </table:table-cell>
          <table:table-cell office:value-type="float" office:value="68426" table:style-name="ce38">
            <text:p>68.426</text:p>
          </table:table-cell>
          <table:table-cell office:value-type="percentage" office:value="0.41650536259936938" table:style-name="ce39">
            <text:p>41,7%</text:p>
          </table:table-cell>
          <table:table-cell office:value-type="float" office:value="31072" table:style-name="ce38">
            <text:p>31.072</text:p>
          </table:table-cell>
          <table:table-cell office:value-type="percentage" office:value="0.23828038128541959" table:style-name="ce39">
            <text:p>23,8%</text:p>
          </table:table-cell>
          <table:table-cell office:value-type="float" office:value="8177" table:style-name="ce38">
            <text:p>8.177</text:p>
          </table:table-cell>
          <table:table-cell office:value-type="percentage" office:value="7.9304425413882398E-2" table:style-name="ce39">
            <text:p>7,9%</text:p>
          </table:table-cell>
          <table:table-cell office:value-type="float" office:value="805709" table:style-name="ce38">
            <text:p>805.70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7984632961336022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67" table:style-name="ce38">
            <text:p>87.567</text:p>
          </table:table-cell>
          <table:table-cell office:value-type="percentage" office:value="0.99705098717919527" table:style-name="ce39">
            <text:p>99,7%</text:p>
          </table:table-cell>
          <table:table-cell office:value-type="float" office:value="113051" table:style-name="ce38">
            <text:p>113.051</text:p>
          </table:table-cell>
          <table:table-cell office:value-type="percentage" office:value="1" table:style-name="ce39">
            <text:p>100,0%</text:p>
          </table:table-cell>
          <table:table-cell office:value-type="float" office:value="141557" table:style-name="ce38">
            <text:p>141.557</text:p>
          </table:table-cell>
          <table:table-cell office:value-type="percentage" office:value="0.94590783952102209" table:style-name="ce39">
            <text:p>94,6%</text:p>
          </table:table-cell>
          <table:table-cell office:value-type="float" office:value="146009" table:style-name="ce38">
            <text:p>146.009</text:p>
          </table:table-cell>
          <table:table-cell office:value-type="percentage" office:value="0.89771588428786619" table:style-name="ce39">
            <text:p>89,8%</text:p>
          </table:table-cell>
          <table:table-cell office:value-type="float" office:value="136228" table:style-name="ce38">
            <text:p>136.228</text:p>
          </table:table-cell>
          <table:table-cell office:value-type="percentage" office:value="0.81577072092842218" table:style-name="ce39">
            <text:p>81,6%</text:p>
          </table:table-cell>
          <table:table-cell office:value-type="float" office:value="51590" table:style-name="ce38">
            <text:p>51.590</text:p>
          </table:table-cell>
          <table:table-cell office:value-type="percentage" office:value="0.45076058750032766" table:style-name="ce39">
            <text:p>45,1%</text:p>
          </table:table-cell>
          <table:table-cell office:value-type="float" office:value="10774" table:style-name="ce38">
            <text:p>10.774</text:p>
          </table:table-cell>
          <table:table-cell office:value-type="percentage" office:value="0.13618839352302461" table:style-name="ce39">
            <text:p>13,6%</text:p>
          </table:table-cell>
          <table:table-cell office:value-type="float" office:value="682" table:style-name="ce38">
            <text:p>682</text:p>
          </table:table-cell>
          <table:table-cell office:value-type="percentage" office:value="1.0656250000000001E-2" table:style-name="ce39">
            <text:p>1,1%</text:p>
          </table:table-cell>
          <table:table-cell office:value-type="float" office:value="687458" table:style-name="ce38">
            <text:p>687.45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360939345366394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94" table:style-name="ce38">
            <text:p>50.294</text:p>
          </table:table-cell>
          <table:table-cell office:value-type="percentage" office:value="1" table:style-name="ce39">
            <text:p>100,0%</text:p>
          </table:table-cell>
          <table:table-cell office:value-type="float" office:value="77658" table:style-name="ce38">
            <text:p>77.658</text:p>
          </table:table-cell>
          <table:table-cell office:value-type="percentage" office:value="0.96450394952556018" table:style-name="ce39">
            <text:p>96,5%</text:p>
          </table:table-cell>
          <table:table-cell office:value-type="float" office:value="100963" table:style-name="ce38">
            <text:p>100.963</text:p>
          </table:table-cell>
          <table:table-cell office:value-type="percentage" office:value="0.86123124429545084" table:style-name="ce39">
            <text:p>86,1%</text:p>
          </table:table-cell>
          <table:table-cell office:value-type="float" office:value="139264" table:style-name="ce38">
            <text:p>139.264</text:p>
          </table:table-cell>
          <table:table-cell office:value-type="percentage" office:value="0.83996694753222312" table:style-name="ce39">
            <text:p>84,0%</text:p>
          </table:table-cell>
          <table:table-cell office:value-type="float" office:value="146439" table:style-name="ce38">
            <text:p>146.439</text:p>
          </table:table-cell>
          <table:table-cell office:value-type="percentage" office:value="0.71027588615330883" table:style-name="ce39">
            <text:p>71,0%</text:p>
          </table:table-cell>
          <table:table-cell office:value-type="float" office:value="78160" table:style-name="ce38">
            <text:p>78.160</text:p>
          </table:table-cell>
          <table:table-cell office:value-type="percentage" office:value="0.42900975371458994" table:style-name="ce39">
            <text:p>42,9%</text:p>
          </table:table-cell>
          <table:table-cell office:value-type="float" office:value="46087" table:style-name="ce38">
            <text:p>46.087</text:p>
          </table:table-cell>
          <table:table-cell office:value-type="percentage" office:value="0.33410418871699699" table:style-name="ce39">
            <text:p>33,4%</text:p>
          </table:table-cell>
          <table:table-cell office:value-type="float" office:value="16282" table:style-name="ce38">
            <text:p>16.282</text:p>
          </table:table-cell>
          <table:table-cell office:value-type="percentage" office:value="0.17052785923753666" table:style-name="ce39">
            <text:p>17,1%</text:p>
          </table:table-cell>
          <table:table-cell office:value-type="float" office:value="655147" table:style-name="ce38">
            <text:p>655.14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3307362202099404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467" table:style-name="ce38">
            <text:p>90.467</text:p>
          </table:table-cell>
          <table:table-cell office:value-type="percentage" office:value="1" table:style-name="ce39">
            <text:p>100,0%</text:p>
          </table:table-cell>
          <table:table-cell office:value-type="float" office:value="147607" table:style-name="ce38">
            <text:p>147.607</text:p>
          </table:table-cell>
          <table:table-cell office:value-type="percentage" office:value="0.95519345632915076" table:style-name="ce39">
            <text:p>95,5%</text:p>
          </table:table-cell>
          <table:table-cell office:value-type="float" office:value="198309" table:style-name="ce38">
            <text:p>198.309</text:p>
          </table:table-cell>
          <table:table-cell office:value-type="percentage" office:value="0.84353784901230155" table:style-name="ce39">
            <text:p>84,4%</text:p>
          </table:table-cell>
          <table:table-cell office:value-type="float" office:value="301239" table:style-name="ce38">
            <text:p>301.239</text:p>
          </table:table-cell>
          <table:table-cell office:value-type="percentage" office:value="0.85942564020632672" table:style-name="ce39">
            <text:p>85,9%</text:p>
          </table:table-cell>
          <table:table-cell office:value-type="float" office:value="276549" table:style-name="ce38">
            <text:p>276.549</text:p>
          </table:table-cell>
          <table:table-cell office:value-type="percentage" office:value="0.71289479382559473" table:style-name="ce39">
            <text:p>71,3%</text:p>
          </table:table-cell>
          <table:table-cell office:value-type="float" office:value="143302" table:style-name="ce38">
            <text:p>143.302</text:p>
          </table:table-cell>
          <table:table-cell office:value-type="percentage" office:value="0.46087594151813566" table:style-name="ce39">
            <text:p>46,1%</text:p>
          </table:table-cell>
          <table:table-cell office:value-type="float" office:value="47375" table:style-name="ce38">
            <text:p>47.375</text:p>
          </table:table-cell>
          <table:table-cell office:value-type="percentage" office:value="0.18818421596199375" table:style-name="ce39">
            <text:p>18,8%</text:p>
          </table:table-cell>
          <table:table-cell office:value-type="float" office:value="7176" table:style-name="ce38">
            <text:p>7.176</text:p>
          </table:table-cell>
          <table:table-cell office:value-type="percentage" office:value="3.9911678170381042E-2" table:style-name="ce39">
            <text:p>4,0%</text:p>
          </table:table-cell>
          <table:table-cell office:value-type="float" office:value="1212024" table:style-name="ce38">
            <text:p>1.212.02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1813549139268475" table:style-name="ce39">
            <text:p>6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84" table:style-name="ce38">
            <text:p>41.784</text:p>
          </table:table-cell>
          <table:table-cell office:value-type="percentage" office:value="1" table:style-name="ce39">
            <text:p>100,0%</text:p>
          </table:table-cell>
          <table:table-cell office:value-type="float" office:value="55451" table:style-name="ce38">
            <text:p>55.451</text:p>
          </table:table-cell>
          <table:table-cell office:value-type="percentage" office:value="1" table:style-name="ce39">
            <text:p>100,0%</text:p>
          </table:table-cell>
          <table:table-cell office:value-type="float" office:value="72118" table:style-name="ce38">
            <text:p>72.118</text:p>
          </table:table-cell>
          <table:table-cell office:value-type="percentage" office:value="0.93241967806580905" table:style-name="ce39">
            <text:p>93,2%</text:p>
          </table:table-cell>
          <table:table-cell office:value-type="float" office:value="77577" table:style-name="ce38">
            <text:p>77.577</text:p>
          </table:table-cell>
          <table:table-cell office:value-type="percentage" office:value="0.86231159130318791" table:style-name="ce39">
            <text:p>86,2%</text:p>
          </table:table-cell>
          <table:table-cell office:value-type="float" office:value="73708" table:style-name="ce38">
            <text:p>73.708</text:p>
          </table:table-cell>
          <table:table-cell office:value-type="percentage" office:value="0.75389949779582488" table:style-name="ce39">
            <text:p>75,4%</text:p>
          </table:table-cell>
          <table:table-cell office:value-type="float" office:value="12698" table:style-name="ce38">
            <text:p>12.698</text:p>
          </table:table-cell>
          <table:table-cell office:value-type="percentage" office:value="0.18018248123394776" table:style-name="ce39">
            <text:p>18,0%</text:p>
          </table:table-cell>
          <table:table-cell office:value-type="float" office:value="5429" table:style-name="ce38">
            <text:p>5.429</text:p>
          </table:table-cell>
          <table:table-cell office:value-type="percentage" office:value="0.10749430749430749" table:style-name="ce39">
            <text:p>10,7%</text:p>
          </table:table-cell>
          <table:table-cell office:value-type="float" office:value="275" table:style-name="ce38">
            <text:p>275</text:p>
          </table:table-cell>
          <table:table-cell office:value-type="percentage" office:value="6.2552601050883698E-3" table:style-name="ce39">
            <text:p>0,6%</text:p>
          </table:table-cell>
          <table:table-cell office:value-type="float" office:value="339040" table:style-name="ce38">
            <text:p>339.04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4686612214215256" table:style-name="ce39">
            <text:p>6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78" table:style-name="ce38">
            <text:p>225.878</text:p>
          </table:table-cell>
          <table:table-cell office:value-type="percentage" office:value="1" table:style-name="ce39">
            <text:p>100,0%</text:p>
          </table:table-cell>
          <table:table-cell office:value-type="float" office:value="247646" table:style-name="ce38">
            <text:p>247.646</text:p>
          </table:table-cell>
          <table:table-cell office:value-type="percentage" office:value="1" table:style-name="ce39">
            <text:p>100,0%</text:p>
          </table:table-cell>
          <table:table-cell office:value-type="float" office:value="303247" table:style-name="ce38">
            <text:p>303.247</text:p>
          </table:table-cell>
          <table:table-cell office:value-type="percentage" office:value="0.95188574119124225" table:style-name="ce39">
            <text:p>95,2%</text:p>
          </table:table-cell>
          <table:table-cell office:value-type="float" office:value="335690" table:style-name="ce38">
            <text:p>335.690</text:p>
          </table:table-cell>
          <table:table-cell office:value-type="percentage" office:value="0.88067160752935003" table:style-name="ce39">
            <text:p>88,1%</text:p>
          </table:table-cell>
          <table:table-cell office:value-type="float" office:value="287562" table:style-name="ce38">
            <text:p>287.562</text:p>
          </table:table-cell>
          <table:table-cell office:value-type="percentage" office:value="0.79151676965634932" table:style-name="ce39">
            <text:p>79,2%</text:p>
          </table:table-cell>
          <table:table-cell office:value-type="float" office:value="69688" table:style-name="ce38">
            <text:p>69.688</text:p>
          </table:table-cell>
          <table:table-cell office:value-type="percentage" office:value="0.2602405679225343" table:style-name="ce39">
            <text:p>26,0%</text:p>
          </table:table-cell>
          <table:table-cell office:value-type="float" office:value="27980" table:style-name="ce38">
            <text:p>27.980</text:p>
          </table:table-cell>
          <table:table-cell office:value-type="percentage" office:value="0.13260286437352492" table:style-name="ce39">
            <text:p>13,3%</text:p>
          </table:table-cell>
          <table:table-cell office:value-type="float" office:value="1424" table:style-name="ce38">
            <text:p>1.424</text:p>
          </table:table-cell>
          <table:table-cell office:value-type="percentage" office:value="8.6124517666412645E-3" table:style-name="ce39">
            <text:p>0,9%</text:p>
          </table:table-cell>
          <table:table-cell office:value-type="float" office:value="1499115" table:style-name="ce38">
            <text:p>1.499.11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8885143409337057" table:style-name="ce39">
            <text:p>6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45" table:style-name="ce38">
            <text:p>135.445</text:p>
          </table:table-cell>
          <table:table-cell office:value-type="percentage" office:value="1" table:style-name="ce39">
            <text:p>100,0%</text:p>
          </table:table-cell>
          <table:table-cell office:value-type="float" office:value="156125" table:style-name="ce38">
            <text:p>156.125</text:p>
          </table:table-cell>
          <table:table-cell office:value-type="percentage" office:value="0.98129490072343983" table:style-name="ce39">
            <text:p>98,1%</text:p>
          </table:table-cell>
          <table:table-cell office:value-type="float" office:value="191889" table:style-name="ce38">
            <text:p>191.889</text:p>
          </table:table-cell>
          <table:table-cell office:value-type="percentage" office:value="0.87843566314478772" table:style-name="ce39">
            <text:p>87,8%</text:p>
          </table:table-cell>
          <table:table-cell office:value-type="float" office:value="253558" table:style-name="ce38">
            <text:p>253.558</text:p>
          </table:table-cell>
          <table:table-cell office:value-type="percentage" office:value="0.82463786026967778" table:style-name="ce39">
            <text:p>82,5%</text:p>
          </table:table-cell>
          <table:table-cell office:value-type="float" office:value="242339" table:style-name="ce38">
            <text:p>242.339</text:p>
          </table:table-cell>
          <table:table-cell office:value-type="percentage" office:value="0.73301674203354461" table:style-name="ce39">
            <text:p>73,3%</text:p>
          </table:table-cell>
          <table:table-cell office:value-type="float" office:value="127553" table:style-name="ce38">
            <text:p>127.553</text:p>
          </table:table-cell>
          <table:table-cell office:value-type="percentage" office:value="0.47970109175971509" table:style-name="ce39">
            <text:p>48,0%</text:p>
          </table:table-cell>
          <table:table-cell office:value-type="float" office:value="36093" table:style-name="ce38">
            <text:p>36.093</text:p>
          </table:table-cell>
          <table:table-cell office:value-type="percentage" office:value="0.16549665503532962" table:style-name="ce39">
            <text:p>16,5%</text:p>
          </table:table-cell>
          <table:table-cell office:value-type="float" office:value="1360" table:style-name="ce38">
            <text:p>1.360</text:p>
          </table:table-cell>
          <table:table-cell office:value-type="percentage" office:value="7.8173499183776703E-3" table:style-name="ce39">
            <text:p>0,8%</text:p>
          </table:table-cell>
          <table:table-cell office:value-type="float" office:value="1144362" table:style-name="ce38">
            <text:p>1.144.36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3266924077170072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312" table:style-name="ce38">
            <text:p>449.312</text:p>
          </table:table-cell>
          <table:table-cell office:value-type="percentage" office:value="1" table:style-name="ce39">
            <text:p>100,0%</text:p>
          </table:table-cell>
          <table:table-cell office:value-type="float" office:value="606032" table:style-name="ce38">
            <text:p>606.032</text:p>
          </table:table-cell>
          <table:table-cell office:value-type="percentage" office:value="0.95394243906738951" table:style-name="ce39">
            <text:p>95,4%</text:p>
          </table:table-cell>
          <table:table-cell office:value-type="float" office:value="751605" table:style-name="ce38">
            <text:p>751.605</text:p>
          </table:table-cell>
          <table:table-cell office:value-type="percentage" office:value="0.89734880322451238" table:style-name="ce39">
            <text:p>89,7%</text:p>
          </table:table-cell>
          <table:table-cell office:value-type="float" office:value="916823" table:style-name="ce38">
            <text:p>916.823</text:p>
          </table:table-cell>
          <table:table-cell office:value-type="percentage" office:value="0.83975068237190642" table:style-name="ce39">
            <text:p>84,0%</text:p>
          </table:table-cell>
          <table:table-cell office:value-type="float" office:value="996328" table:style-name="ce38">
            <text:p>996.328</text:p>
          </table:table-cell>
          <table:table-cell office:value-type="percentage" office:value="0.75665404726012053" table:style-name="ce39">
            <text:p>75,7%</text:p>
          </table:table-cell>
          <table:table-cell office:value-type="float" office:value="481370" table:style-name="ce38">
            <text:p>481.370</text:p>
          </table:table-cell>
          <table:table-cell office:value-type="percentage" office:value="0.46079459954128266" table:style-name="ce39">
            <text:p>46,1%</text:p>
          </table:table-cell>
          <table:table-cell office:value-type="float" office:value="226020" table:style-name="ce38">
            <text:p>226.020</text:p>
          </table:table-cell>
          <table:table-cell office:value-type="percentage" office:value="0.26941300577517924" table:style-name="ce39">
            <text:p>26,9%</text:p>
          </table:table-cell>
          <table:table-cell office:value-type="float" office:value="57721" table:style-name="ce38">
            <text:p>57.721</text:p>
          </table:table-cell>
          <table:table-cell office:value-type="percentage" office:value="8.7967069308681034E-2" table:style-name="ce39">
            <text:p>8,8%</text:p>
          </table:table-cell>
          <table:table-cell office:value-type="float" office:value="4485211" table:style-name="ce38">
            <text:p>4.485.21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530250307205796" table:style-name="ce39">
            <text:p>6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565" table:style-name="ce38">
            <text:p>291.565</text:p>
          </table:table-cell>
          <table:table-cell office:value-type="percentage" office:value="1" table:style-name="ce39">
            <text:p>100,0%</text:p>
          </table:table-cell>
          <table:table-cell office:value-type="float" office:value="428149" table:style-name="ce38">
            <text:p>428.149</text:p>
          </table:table-cell>
          <table:table-cell office:value-type="percentage" office:value="0.97781721181559489" table:style-name="ce39">
            <text:p>97,8%</text:p>
          </table:table-cell>
          <table:table-cell office:value-type="float" office:value="511313" table:style-name="ce38">
            <text:p>511.313</text:p>
          </table:table-cell>
          <table:table-cell office:value-type="percentage" office:value="0.88046899753412955" table:style-name="ce39">
            <text:p>88,0%</text:p>
          </table:table-cell>
          <table:table-cell office:value-type="float" office:value="659137" table:style-name="ce38">
            <text:p>659.137</text:p>
          </table:table-cell>
          <table:table-cell office:value-type="percentage" office:value="0.87612283905818422" table:style-name="ce39">
            <text:p>87,6%</text:p>
          </table:table-cell>
          <table:table-cell office:value-type="float" office:value="646715" table:style-name="ce38">
            <text:p>646.715</text:p>
          </table:table-cell>
          <table:table-cell office:value-type="percentage" office:value="0.75942239674584422" table:style-name="ce39">
            <text:p>75,9%</text:p>
          </table:table-cell>
          <table:table-cell office:value-type="float" office:value="100680" table:style-name="ce38">
            <text:p>100.680</text:p>
          </table:table-cell>
          <table:table-cell office:value-type="percentage" office:value="0.15518859853967343" table:style-name="ce39">
            <text:p>15,5%</text:p>
          </table:table-cell>
          <table:table-cell office:value-type="float" office:value="54114" table:style-name="ce38">
            <text:p>54.114</text:p>
          </table:table-cell>
          <table:table-cell office:value-type="percentage" office:value="0.10484649097313446" table:style-name="ce39">
            <text:p>10,5%</text:p>
          </table:table-cell>
          <table:table-cell office:value-type="float" office:value="2733" table:style-name="ce38">
            <text:p>2.733</text:p>
          </table:table-cell>
          <table:table-cell office:value-type="percentage" office:value="6.43769241822152E-3" table:style-name="ce39">
            <text:p>0,6%</text:p>
          </table:table-cell>
          <table:table-cell office:value-type="float" office:value="2694406" table:style-name="ce38">
            <text:p>2.694.40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0029644918222491" table:style-name="ce39">
            <text:p>60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56" table:style-name="ce38">
            <text:p>76.956</text:p>
          </table:table-cell>
          <table:table-cell office:value-type="percentage" office:value="1" table:style-name="ce39">
            <text:p>100,0%</text:p>
          </table:table-cell>
          <table:table-cell office:value-type="float" office:value="94879" table:style-name="ce38">
            <text:p>94.879</text:p>
          </table:table-cell>
          <table:table-cell office:value-type="percentage" office:value="1" table:style-name="ce39">
            <text:p>100,0%</text:p>
          </table:table-cell>
          <table:table-cell office:value-type="float" office:value="126407" table:style-name="ce38">
            <text:p>126.407</text:p>
          </table:table-cell>
          <table:table-cell office:value-type="percentage" office:value="1.0088589511321102" table:style-name="ce39">
            <text:p>100,9%</text:p>
          </table:table-cell>
          <table:table-cell office:value-type="float" office:value="156165" table:style-name="ce38">
            <text:p>156.165</text:p>
          </table:table-cell>
          <table:table-cell office:value-type="percentage" office:value="0.92287372352496222" table:style-name="ce39">
            <text:p>92,3%</text:p>
          </table:table-cell>
          <table:table-cell office:value-type="float" office:value="137469" table:style-name="ce38">
            <text:p>137.469</text:p>
          </table:table-cell>
          <table:table-cell office:value-type="percentage" office:value="0.8619070309854916" table:style-name="ce39">
            <text:p>86,2%</text:p>
          </table:table-cell>
          <table:table-cell office:value-type="float" office:value="72263" table:style-name="ce38">
            <text:p>72.263</text:p>
          </table:table-cell>
          <table:table-cell office:value-type="percentage" office:value="0.54138104121247532" table:style-name="ce39">
            <text:p>54,1%</text:p>
          </table:table-cell>
          <table:table-cell office:value-type="float" office:value="14886" table:style-name="ce38">
            <text:p>14.886</text:p>
          </table:table-cell>
          <table:table-cell office:value-type="percentage" office:value="0.13136251323685139" table:style-name="ce39">
            <text:p>13,1%</text:p>
          </table:table-cell>
          <table:table-cell office:value-type="float" office:value="768" table:style-name="ce38">
            <text:p>768</text:p>
          </table:table-cell>
          <table:table-cell office:value-type="percentage" office:value="9.0619469026548671E-3" table:style-name="ce39">
            <text:p>0,9%</text:p>
          </table:table-cell>
          <table:table-cell office:value-type="float" office:value="679793" table:style-name="ce38">
            <text:p>679.79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1299204876672506" table:style-name="ce39">
            <text:p>7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98" table:style-name="ce38">
            <text:p>239.498</text:p>
          </table:table-cell>
          <table:table-cell office:value-type="percentage" office:value="1" table:style-name="ce39">
            <text:p>100,0%</text:p>
          </table:table-cell>
          <table:table-cell office:value-type="float" office:value="288377" table:style-name="ce38">
            <text:p>288.377</text:p>
          </table:table-cell>
          <table:table-cell office:value-type="percentage" office:value="0.99522021521110426" table:style-name="ce39">
            <text:p>99,5%</text:p>
          </table:table-cell>
          <table:table-cell office:value-type="float" office:value="332555" table:style-name="ce38">
            <text:p>332.555</text:p>
          </table:table-cell>
          <table:table-cell office:value-type="percentage" office:value="0.95857341746246327" table:style-name="ce39">
            <text:p>95,9%</text:p>
          </table:table-cell>
          <table:table-cell office:value-type="float" office:value="375087" table:style-name="ce38">
            <text:p>375.087</text:p>
          </table:table-cell>
          <table:table-cell office:value-type="percentage" office:value="0.92411225729201829" table:style-name="ce39">
            <text:p>92,4%</text:p>
          </table:table-cell>
          <table:table-cell office:value-type="float" office:value="380225" table:style-name="ce38">
            <text:p>380.225</text:p>
          </table:table-cell>
          <table:table-cell office:value-type="percentage" office:value="0.85786774543624966" table:style-name="ce39">
            <text:p>85,8%</text:p>
          </table:table-cell>
          <table:table-cell office:value-type="float" office:value="109750" table:style-name="ce38">
            <text:p>109.750</text:p>
          </table:table-cell>
          <table:table-cell office:value-type="percentage" office:value="0.33935462326225696" table:style-name="ce39">
            <text:p>33,9%</text:p>
          </table:table-cell>
          <table:table-cell office:value-type="float" office:value="21872" table:style-name="ce38">
            <text:p>21.872</text:p>
          </table:table-cell>
          <table:table-cell office:value-type="percentage" office:value="9.4691771184642892E-2" table:style-name="ce39">
            <text:p>9,5%</text:p>
          </table:table-cell>
          <table:table-cell office:value-type="float" office:value="761" table:style-name="ce38">
            <text:p>761</text:p>
          </table:table-cell>
          <table:table-cell office:value-type="percentage" office:value="4.2276133705911436E-3" table:style-name="ce39">
            <text:p>0,4%</text:p>
          </table:table-cell>
          <table:table-cell office:value-type="float" office:value="1748125" table:style-name="ce38">
            <text:p>1.748.12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221313368889838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9" table:style-name="ce38">
            <text:p>23.079</text:p>
          </table:table-cell>
          <table:table-cell office:value-type="percentage" office:value="1" table:style-name="ce39">
            <text:p>100,0%</text:p>
          </table:table-cell>
          <table:table-cell office:value-type="float" office:value="28421" table:style-name="ce38">
            <text:p>28.421</text:p>
          </table:table-cell>
          <table:table-cell office:value-type="percentage" office:value="1" table:style-name="ce39">
            <text:p>100,0%</text:p>
          </table:table-cell>
          <table:table-cell office:value-type="float" office:value="35250" table:style-name="ce38">
            <text:p>35.250</text:p>
          </table:table-cell>
          <table:table-cell office:value-type="percentage" office:value="0.93456705021475162" table:style-name="ce39">
            <text:p>93,5%</text:p>
          </table:table-cell>
          <table:table-cell office:value-type="float" office:value="42537" table:style-name="ce38">
            <text:p>42.537</text:p>
          </table:table-cell>
          <table:table-cell office:value-type="percentage" office:value="0.89243454179254789" table:style-name="ce39">
            <text:p>89,2%</text:p>
          </table:table-cell>
          <table:table-cell office:value-type="float" office:value="36344" table:style-name="ce38">
            <text:p>36.344</text:p>
          </table:table-cell>
          <table:table-cell office:value-type="percentage" office:value="0.68642227132793165" table:style-name="ce39">
            <text:p>68,6%</text:p>
          </table:table-cell>
          <table:table-cell office:value-type="float" office:value="9404" table:style-name="ce38">
            <text:p>9.404</text:p>
          </table:table-cell>
          <table:table-cell office:value-type="percentage" office:value="0.23917190162516849" table:style-name="ce39">
            <text:p>23,9%</text:p>
          </table:table-cell>
          <table:table-cell office:value-type="float" office:value="4557" table:style-name="ce38">
            <text:p>4.557</text:p>
          </table:table-cell>
          <table:table-cell office:value-type="percentage" office:value="0.14961586446910499" table:style-name="ce39">
            <text:p>15,0%</text:p>
          </table:table-cell>
          <table:table-cell office:value-type="float" office:value="291" table:style-name="ce38">
            <text:p>291</text:p>
          </table:table-cell>
          <table:table-cell office:value-type="percentage" office:value="1.1397462008459971E-2" table:style-name="ce39">
            <text:p>1,1%</text:p>
          </table:table-cell>
          <table:table-cell office:value-type="float" office:value="179883" table:style-name="ce38">
            <text:p>179.88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3345775962249529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839" table:style-name="ce38">
            <text:p>368.839</text:p>
          </table:table-cell>
          <table:table-cell office:value-type="percentage" office:value="1" table:style-name="ce39">
            <text:p>100,0%</text:p>
          </table:table-cell>
          <table:table-cell office:value-type="float" office:value="504951" table:style-name="ce38">
            <text:p>504.951</text:p>
          </table:table-cell>
          <table:table-cell office:value-type="percentage" office:value="0.95983508243027216" table:style-name="ce39">
            <text:p>96,0%</text:p>
          </table:table-cell>
          <table:table-cell office:value-type="float" office:value="658743" table:style-name="ce38">
            <text:p>658.743</text:p>
          </table:table-cell>
          <table:table-cell office:value-type="percentage" office:value="0.93661518249794196" table:style-name="ce39">
            <text:p>93,7%</text:p>
          </table:table-cell>
          <table:table-cell office:value-type="float" office:value="893404" table:style-name="ce38">
            <text:p>893.404</text:p>
          </table:table-cell>
          <table:table-cell office:value-type="percentage" office:value="0.91840009539640388" table:style-name="ce39">
            <text:p>91,8%</text:p>
          </table:table-cell>
          <table:table-cell office:value-type="float" office:value="866555" table:style-name="ce38">
            <text:p>866.555</text:p>
          </table:table-cell>
          <table:table-cell office:value-type="percentage" office:value="0.74320459085174506" table:style-name="ce39">
            <text:p>74,3%</text:p>
          </table:table-cell>
          <table:table-cell office:value-type="float" office:value="371753" table:style-name="ce38">
            <text:p>371.753</text:p>
          </table:table-cell>
          <table:table-cell office:value-type="percentage" office:value="0.3914672928688766" table:style-name="ce39">
            <text:p>39,1%</text:p>
          </table:table-cell>
          <table:table-cell office:value-type="float" office:value="157045" table:style-name="ce38">
            <text:p>157.045</text:p>
          </table:table-cell>
          <table:table-cell office:value-type="percentage" office:value="0.21151553924374558" table:style-name="ce39">
            <text:p>21,2%</text:p>
          </table:table-cell>
          <table:table-cell office:value-type="float" office:value="18636" table:style-name="ce38">
            <text:p>18.636</text:p>
          </table:table-cell>
          <table:table-cell office:value-type="percentage" office:value="3.3666822029764676E-2" table:style-name="ce39">
            <text:p>3,4%</text:p>
          </table:table-cell>
          <table:table-cell office:value-type="float" office:value="3839926" table:style-name="ce38">
            <text:p>3.839.92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4234969354812543" table:style-name="ce39">
            <text:p>6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80" table:style-name="ce38">
            <text:p>72.380</text:p>
          </table:table-cell>
          <table:table-cell office:value-type="percentage" office:value="1" table:style-name="ce39">
            <text:p>100,0%</text:p>
          </table:table-cell>
          <table:table-cell office:value-type="float" office:value="99361" table:style-name="ce38">
            <text:p>99.361</text:p>
          </table:table-cell>
          <table:table-cell office:value-type="percentage" office:value="0.96561676984227252" table:style-name="ce39">
            <text:p>96,6%</text:p>
          </table:table-cell>
          <table:table-cell office:value-type="float" office:value="126254" table:style-name="ce38">
            <text:p>126.254</text:p>
          </table:table-cell>
          <table:table-cell office:value-type="percentage" office:value="0.85940275953141065" table:style-name="ce39">
            <text:p>85,9%</text:p>
          </table:table-cell>
          <table:table-cell office:value-type="float" office:value="187176" table:style-name="ce38">
            <text:p>187.176</text:p>
          </table:table-cell>
          <table:table-cell office:value-type="percentage" office:value="0.87770566830476049" table:style-name="ce39">
            <text:p>87,8%</text:p>
          </table:table-cell>
          <table:table-cell office:value-type="float" office:value="194019" table:style-name="ce38">
            <text:p>194.019</text:p>
          </table:table-cell>
          <table:table-cell office:value-type="percentage" office:value="0.76338247618597954" table:style-name="ce39">
            <text:p>76,3%</text:p>
          </table:table-cell>
          <table:table-cell office:value-type="float" office:value="78523" table:style-name="ce38">
            <text:p>78.523</text:p>
          </table:table-cell>
          <table:table-cell office:value-type="percentage" office:value="0.37570274110897928" table:style-name="ce39">
            <text:p>37,6%</text:p>
          </table:table-cell>
          <table:table-cell office:value-type="float" office:value="22898" table:style-name="ce38">
            <text:p>22.898</text:p>
          </table:table-cell>
          <table:table-cell office:value-type="percentage" office:value="0.13293623148019135" table:style-name="ce39">
            <text:p>13,3%</text:p>
          </table:table-cell>
          <table:table-cell office:value-type="float" office:value="1582" table:style-name="ce38">
            <text:p>1.582</text:p>
          </table:table-cell>
          <table:table-cell office:value-type="percentage" office:value="1.1149167688556246E-2" table:style-name="ce39">
            <text:p>1,1%</text:p>
          </table:table-cell>
          <table:table-cell office:value-type="float" office:value="782193" table:style-name="ce38">
            <text:p>782.19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9703145548900616" table:style-name="ce39">
            <text:p>5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26" table:style-name="ce38">
            <text:p>41.926</text:p>
          </table:table-cell>
          <table:table-cell office:value-type="percentage" office:value="1" table:style-name="ce39">
            <text:p>100,0%</text:p>
          </table:table-cell>
          <table:table-cell office:value-type="float" office:value="55505" table:style-name="ce38">
            <text:p>55.505</text:p>
          </table:table-cell>
          <table:table-cell office:value-type="percentage" office:value="0.99485589331803848" table:style-name="ce39">
            <text:p>99,5%</text:p>
          </table:table-cell>
          <table:table-cell office:value-type="float" office:value="68688" table:style-name="ce38">
            <text:p>68.688</text:p>
          </table:table-cell>
          <table:table-cell office:value-type="percentage" office:value="0.93017713016629655" table:style-name="ce39">
            <text:p>93,0%</text:p>
          </table:table-cell>
          <table:table-cell office:value-type="float" office:value="87130" table:style-name="ce38">
            <text:p>87.130</text:p>
          </table:table-cell>
          <table:table-cell office:value-type="percentage" office:value="0.90109003661033782" table:style-name="ce39">
            <text:p>90,1%</text:p>
          </table:table-cell>
          <table:table-cell office:value-type="float" office:value="86993" table:style-name="ce38">
            <text:p>86.993</text:p>
          </table:table-cell>
          <table:table-cell office:value-type="percentage" office:value="0.80547582452176814" table:style-name="ce39">
            <text:p>80,5%</text:p>
          </table:table-cell>
          <table:table-cell office:value-type="float" office:value="42419" table:style-name="ce38">
            <text:p>42.419</text:p>
          </table:table-cell>
          <table:table-cell office:value-type="percentage" office:value="0.52149592456448779" table:style-name="ce39">
            <text:p>52,1%</text:p>
          </table:table-cell>
          <table:table-cell office:value-type="float" office:value="13867" table:style-name="ce38">
            <text:p>13.867</text:p>
          </table:table-cell>
          <table:table-cell office:value-type="percentage" office:value="0.20354631790626329" table:style-name="ce39">
            <text:p>20,4%</text:p>
          </table:table-cell>
          <table:table-cell office:value-type="float" office:value="1483" table:style-name="ce38">
            <text:p>1.483</text:p>
          </table:table-cell>
          <table:table-cell office:value-type="percentage" office:value="2.6299921969213307E-2" table:style-name="ce39">
            <text:p>2,6%</text:p>
          </table:table-cell>
          <table:table-cell office:value-type="float" office:value="398011" table:style-name="ce38">
            <text:p>398.01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8462761071567413" table:style-name="ce39">
            <text:p>68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23" table:style-name="ce38">
            <text:p>161.323</text:p>
          </table:table-cell>
          <table:table-cell office:value-type="percentage" office:value="1.0213548591326369" table:style-name="ce39">
            <text:p>102,1%</text:p>
          </table:table-cell>
          <table:table-cell office:value-type="float" office:value="211337" table:style-name="ce38">
            <text:p>211.337</text:p>
          </table:table-cell>
          <table:table-cell office:value-type="percentage" office:value="0.99181531905707221" table:style-name="ce39">
            <text:p>99,2%</text:p>
          </table:table-cell>
          <table:table-cell office:value-type="float" office:value="267064" table:style-name="ce38">
            <text:p>267.064</text:p>
          </table:table-cell>
          <table:table-cell office:value-type="percentage" office:value="0.95339480720693703" table:style-name="ce39">
            <text:p>95,3%</text:p>
          </table:table-cell>
          <table:table-cell office:value-type="float" office:value="306581" table:style-name="ce38">
            <text:p>306.581</text:p>
          </table:table-cell>
          <table:table-cell office:value-type="percentage" office:value="0.90176982560584984" table:style-name="ce39">
            <text:p>90,2%</text:p>
          </table:table-cell>
          <table:table-cell office:value-type="float" office:value="293078" table:style-name="ce38">
            <text:p>293.078</text:p>
          </table:table-cell>
          <table:table-cell office:value-type="percentage" office:value="0.80931039148600104" table:style-name="ce39">
            <text:p>80,9%</text:p>
          </table:table-cell>
          <table:table-cell office:value-type="float" office:value="112160" table:style-name="ce38">
            <text:p>112.160</text:p>
          </table:table-cell>
          <table:table-cell office:value-type="percentage" office:value="0.43048556284375322" table:style-name="ce39">
            <text:p>43,0%</text:p>
          </table:table-cell>
          <table:table-cell office:value-type="float" office:value="34683" table:style-name="ce38">
            <text:p>34.683</text:p>
          </table:table-cell>
          <table:table-cell office:value-type="percentage" office:value="0.17209503111137575" table:style-name="ce39">
            <text:p>17,2%</text:p>
          </table:table-cell>
          <table:table-cell office:value-type="float" office:value="4239" table:style-name="ce38">
            <text:p>4.239</text:p>
          </table:table-cell>
          <table:table-cell office:value-type="percentage" office:value="2.5141454040781466E-2" table:style-name="ce39">
            <text:p>2,5%</text:p>
          </table:table-cell>
          <table:table-cell office:value-type="float" office:value="1390465" table:style-name="ce38">
            <text:p>1.390.46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0085934928574056" table:style-name="ce39">
            <text:p>70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7" table:style-name="ce38">
            <text:p>2.347</text:p>
          </table:table-cell>
          <table:table-cell office:value-type="percentage" office:value="0.9009596928982726" table:style-name="ce39">
            <text:p>90,1%</text:p>
          </table:table-cell>
          <table:table-cell office:value-type="float" office:value="3796" table:style-name="ce38">
            <text:p>3.796</text:p>
          </table:table-cell>
          <table:table-cell office:value-type="percentage" office:value="0.87911069939786934" table:style-name="ce39">
            <text:p>87,9%</text:p>
          </table:table-cell>
          <table:table-cell office:value-type="float" office:value="6976" table:style-name="ce38">
            <text:p>6.976</text:p>
          </table:table-cell>
          <table:table-cell office:value-type="percentage" office:value="0.8878706885579738" table:style-name="ce39">
            <text:p>88,8%</text:p>
          </table:table-cell>
          <table:table-cell office:value-type="float" office:value="9738" table:style-name="ce38">
            <text:p>9.738</text:p>
          </table:table-cell>
          <table:table-cell office:value-type="percentage" office:value="0.84267912772585674" table:style-name="ce39">
            <text:p>84,3%</text:p>
          </table:table-cell>
          <table:table-cell office:value-type="float" office:value="9687" table:style-name="ce38">
            <text:p>9.687</text:p>
          </table:table-cell>
          <table:table-cell office:value-type="percentage" office:value="0.76625533934504031" table:style-name="ce39">
            <text:p>76,6%</text:p>
          </table:table-cell>
          <table:table-cell office:value-type="float" office:value="7009" table:style-name="ce38">
            <text:p>7.009</text:p>
          </table:table-cell>
          <table:table-cell office:value-type="percentage" office:value="0.58928871700016816" table:style-name="ce39">
            <text:p>58,9%</text:p>
          </table:table-cell>
          <table:table-cell office:value-type="float" office:value="5413" table:style-name="ce38">
            <text:p>5.413</text:p>
          </table:table-cell>
          <table:table-cell office:value-type="percentage" office:value="0.49357162396279747" table:style-name="ce39">
            <text:p>49,4%</text:p>
          </table:table-cell>
          <table:table-cell office:value-type="float" office:value="1676" table:style-name="ce38">
            <text:p>1.676</text:p>
          </table:table-cell>
          <table:table-cell office:value-type="percentage" office:value="0.18365110672802981" table:style-name="ce39">
            <text:p>18,4%</text:p>
          </table:table-cell>
          <table:table-cell office:value-type="float" office:value="46642" table:style-name="ce38">
            <text:p>46.64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5725357570633414" table:style-name="ce39">
            <text:p>65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6" table:style-name="ce38">
            <text:p>1.926</text:p>
          </table:table-cell>
          <table:table-cell office:value-type="percentage" office:value="0.81992337164750961" table:style-name="ce39">
            <text:p>82,0%</text:p>
          </table:table-cell>
          <table:table-cell office:value-type="float" office:value="3187" table:style-name="ce38">
            <text:p>3.187</text:p>
          </table:table-cell>
          <table:table-cell office:value-type="percentage" office:value="0.85032017075773747" table:style-name="ce39">
            <text:p>85,0%</text:p>
          </table:table-cell>
          <table:table-cell office:value-type="float" office:value="6748" table:style-name="ce38">
            <text:p>6.748</text:p>
          </table:table-cell>
          <table:table-cell office:value-type="percentage" office:value="0.86214386099399509" table:style-name="ce39">
            <text:p>86,2%</text:p>
          </table:table-cell>
          <table:table-cell office:value-type="float" office:value="9007" table:style-name="ce38">
            <text:p>9.007</text:p>
          </table:table-cell>
          <table:table-cell office:value-type="percentage" office:value="0.79715019028232592" table:style-name="ce39">
            <text:p>79,7%</text:p>
          </table:table-cell>
          <table:table-cell office:value-type="float" office:value="9093" table:style-name="ce38">
            <text:p>9.093</text:p>
          </table:table-cell>
          <table:table-cell office:value-type="percentage" office:value="0.75762372937843692" table:style-name="ce39">
            <text:p>75,8%</text:p>
          </table:table-cell>
          <table:table-cell office:value-type="float" office:value="6927" table:style-name="ce38">
            <text:p>6.927</text:p>
          </table:table-cell>
          <table:table-cell office:value-type="percentage" office:value="0.57092227808456275" table:style-name="ce39">
            <text:p>57,1%</text:p>
          </table:table-cell>
          <table:table-cell office:value-type="float" office:value="5233" table:style-name="ce38">
            <text:p>5.233</text:p>
          </table:table-cell>
          <table:table-cell office:value-type="percentage" office:value="0.43626511046269278" table:style-name="ce39">
            <text:p>43,6%</text:p>
          </table:table-cell>
          <table:table-cell office:value-type="float" office:value="1505" table:style-name="ce38">
            <text:p>1.505</text:p>
          </table:table-cell>
          <table:table-cell office:value-type="percentage" office:value="0.15719657405473156" table:style-name="ce39">
            <text:p>15,7%</text:p>
          </table:table-cell>
          <table:table-cell office:value-type="float" office:value="43626" table:style-name="ce38">
            <text:p>43.62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1508311362386681" table:style-name="ce39">
            <text:p>61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55" table:style-name="ce38">
            <text:p>3.255</text:p>
          </table:table-cell>
          <table:table-cell office:value-type="string" table:style-name="ce39">
            <text:p>-</text:p>
          </table:table-cell>
          <table:table-cell office:value-type="float" office:value="8558" table:style-name="ce38">
            <text:p>8.558</text:p>
          </table:table-cell>
          <table:table-cell office:value-type="string" table:style-name="ce39">
            <text:p>-</text:p>
          </table:table-cell>
          <table:table-cell office:value-type="float" office:value="19385" table:style-name="ce38">
            <text:p>19.385</text:p>
          </table:table-cell>
          <table:table-cell office:value-type="string" table:style-name="ce39">
            <text:p>-</text:p>
          </table:table-cell>
          <table:table-cell office:value-type="float" office:value="26509" table:style-name="ce38">
            <text:p>26.509</text:p>
          </table:table-cell>
          <table:table-cell office:value-type="string" table:style-name="ce39">
            <text:p>-</text:p>
          </table:table-cell>
          <table:table-cell office:value-type="float" office:value="19529" table:style-name="ce38">
            <text:p>19.529</text:p>
          </table:table-cell>
          <table:table-cell office:value-type="string" table:style-name="ce39">
            <text:p>-</text:p>
          </table:table-cell>
          <table:table-cell office:value-type="float" office:value="704" table:style-name="ce38">
            <text:p>704</text:p>
          </table:table-cell>
          <table:table-cell office:value-type="string" table:style-name="ce39">
            <text:p>-</text:p>
          </table:table-cell>
          <table:table-cell office:value-type="float" office:value="77978" table:style-name="ce38">
            <text:p>77.97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21" table:style-name="ce41">
            <text:p>121</text:p>
          </table:table-cell>
          <table:table-cell office:value-type="string" table:style-name="ce42">
            <text:p>-</text:p>
          </table:table-cell>
          <table:table-cell office:value-type="float" office:value="390" table:style-name="ce41">
            <text:p>390</text:p>
          </table:table-cell>
          <table:table-cell office:value-type="string" table:style-name="ce42">
            <text:p>-</text:p>
          </table:table-cell>
          <table:table-cell office:value-type="float" office:value="701" table:style-name="ce41">
            <text:p>701</text:p>
          </table:table-cell>
          <table:table-cell office:value-type="string" table:style-name="ce42">
            <text:p>-</text:p>
          </table:table-cell>
          <table:table-cell office:value-type="float" office:value="723" table:style-name="ce41">
            <text:p>723</text:p>
          </table:table-cell>
          <table:table-cell office:value-type="string" table:style-name="ce42">
            <text:p>-</text:p>
          </table:table-cell>
          <table:table-cell office:value-type="float" office:value="614" table:style-name="ce41">
            <text:p>614</text:p>
          </table:table-cell>
          <table:table-cell office:value-type="string" table:style-name="ce42">
            <text:p>-</text:p>
          </table:table-cell>
          <table:table-cell office:value-type="float" office:value="44" table:style-name="ce41">
            <text:p>44</text:p>
          </table:table-cell>
          <table:table-cell office:value-type="string" table:style-name="ce42">
            <text:p>-</text:p>
          </table:table-cell>
          <table:table-cell office:value-type="float" office:value="2627" table:style-name="ce41">
            <text:p>2.62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5548" table:style-name="ce45">
            <text:p>2.885.548</text:p>
          </table:table-cell>
          <table:table-cell office:value-type="percentage" office:value="1" table:style-name="ce46">
            <text:p>100,0%</text:p>
          </table:table-cell>
          <table:table-cell office:value-type="float" office:value="3883372" table:style-name="ce45">
            <text:p>3.883.372</text:p>
          </table:table-cell>
          <table:table-cell office:value-type="percentage" office:value="0.98063835133186616" table:style-name="ce46">
            <text:p>98,1%</text:p>
          </table:table-cell>
          <table:table-cell office:value-type="float" office:value="4868659" table:style-name="ce45">
            <text:p>4.868.659</text:p>
          </table:table-cell>
          <table:table-cell office:value-type="percentage" office:value="0.91224878611261118" table:style-name="ce46">
            <text:p>91,2%</text:p>
          </table:table-cell>
          <table:table-cell office:value-type="float" office:value="6191510" table:style-name="ce45">
            <text:p>6.191.510</text:p>
          </table:table-cell>
          <table:table-cell office:value-type="percentage" office:value="0.88031289979420768" table:style-name="ce46">
            <text:p>88,0%</text:p>
          </table:table-cell>
          <table:table-cell office:value-type="float" office:value="6100768" table:style-name="ce45">
            <text:p>6.100.768</text:p>
          </table:table-cell>
          <table:table-cell office:value-type="percentage" office:value="0.77305769312890182" table:style-name="ce46">
            <text:p>77,3%</text:p>
          </table:table-cell>
          <table:table-cell office:value-type="float" office:value="2468930" table:style-name="ce45">
            <text:p>2.468.930</text:p>
          </table:table-cell>
          <table:table-cell office:value-type="percentage" office:value="0.39627131663874715" table:style-name="ce46">
            <text:p>39,6%</text:p>
          </table:table-cell>
          <table:table-cell office:value-type="float" office:value="904510" table:style-name="ce45">
            <text:p>904.510</text:p>
          </table:table-cell>
          <table:table-cell office:value-type="percentage" office:value="0.18292737186124775" table:style-name="ce46">
            <text:p>18,3%</text:p>
          </table:table-cell>
          <table:table-cell office:value-type="float" office:value="134206" table:style-name="ce45">
            <text:p>134.206</text:p>
          </table:table-cell>
          <table:table-cell office:value-type="percentage" office:value="3.4511914821613268E-2" table:style-name="ce46">
            <text:p>3,5%</text:p>
          </table:table-cell>
          <table:table-cell office:value-type="float" office:value="27437503" table:style-name="ce45">
            <text:p>27.437.50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5141537737085198" table:style-name="ce46">
            <text:p>65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3T15:31:11Z</meta:creation-date>
    <dc:date>2021-08-03T15:31:33Z</dc:date>
  </office:meta>
</office:document-meta>
</file>